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4256in"/>
    </style:style>
    <style:style style:name="co6" style:family="table-column">
      <style:table-column-properties fo:break-before="auto" style:column-width="2.8291in"/>
    </style:style>
    <style:style style:name="co7" style:family="table-column">
      <style:table-column-properties fo:break-before="auto" style:column-width="2.0319in"/>
    </style:style>
    <style:style style:name="co13" style:family="table-column">
      <style:table-column-properties fo:break-before="auto" style:column-width="1.8134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2.5236in"/>
    </style:style>
    <style:style style:name="co22" style:family="table-column">
      <style:table-column-properties fo:break-before="auto" style:column-width="0.7972in"/>
    </style:style>
    <style:style style:name="co23" style:family="table-column">
      <style:table-column-properties fo:break-before="auto" style:column-width="3.8346in"/>
    </style:style>
    <style:style style:name="co16" style:family="table-column">
      <style:table-column-properties fo:break-before="auto" style:column-width="1.233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2.0972in"/>
    </style:style>
    <style:style style:name="co19" style:family="table-column">
      <style:table-column-properties fo:break-before="auto" style:column-width="1.0374in"/>
    </style:style>
    <style:style style:name="co20" style:family="table-column">
      <style:table-column-properties fo:break-before="auto" style:column-width="1.3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5" style:family="table-cell" style:parent-style-name="Default" style:data-style-name="N100">
      <style:text-properties style:font-name="Courier New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color="#ff6600" style:font-name="Courier New"/>
    </style:style>
    <style:style style:name="T1" style:family="text">
      <style:text-properties style:text-position="super 58%"/>
    </style:style>
  </office:automatic-styles>
  <office:body>
    <office:spreadsheet>
      <table:table table:name="Bonfire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table:number-columns-repeated="1023"/>
        </table:table-row>
        <table:table-row table:style-name="ro1">
          <table:table-cell office:value-type="float" office:value="-1">
            <text:p>-1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02900">
            <text:p>1002900</text:p>
          </table:table-cell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office:value-type="float" office:value="1002950">
            <text:p>1002950</text:p>
          </table:table-cell>
          <table:table-cell office:value-type="string">
            <text:p>Depths (Gaping Dragon's Room)</text:p>
          </table:table-cell>
          <table:table-cell table:number-columns-repeated="1021"/>
        </table:table-row>
        <table:table-row table:style-name="ro1">
          <table:table-cell office:value-type="float" office:value="1002960">
            <text:p>1002960</text:p>
          </table:table-cell>
          <table:table-cell office:value-type="string">
            <text:p>Depths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12960">
            <text:p>1012960</text:p>
          </table:table-cell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1">
          <table:table-cell office:value-type="float" office:value="1012961">
            <text:p>1012961</text:p>
          </table:table-cell>
          <table:table-cell office:value-type="string">
            <text:p>Undead Parish (Sunlight Altar Bonfire)</text:p>
          </table:table-cell>
          <table:table-cell table:number-columns-repeated="1021"/>
        </table:table-row>
        <table:table-row table:style-name="ro1">
          <table:table-cell office:value-type="float" office:value="1012962">
            <text:p>1012962</text:p>
          </table:table-cell>
          <table:table-cell office:value-type="string">
            <text:p>Undead Burg (Bonfire)</text:p>
          </table:table-cell>
          <table:table-cell table:number-columns-repeated="1021"/>
        </table:table-row>
        <table:table-row table:style-name="ro1">
          <table:table-cell office:value-type="float" office:value="1012964">
            <text:p>1012964</text:p>
          </table:table-cell>
          <table:table-cell office:value-type="string">
            <text:p>Undead Parish (Bonfire)</text:p>
          </table:table-cell>
          <table:table-cell table:number-columns-repeated="1021"/>
        </table:table-row>
        <table:table-row table:style-name="ro1">
          <table:table-cell office:value-type="float" office:value="1012965">
            <text:p>1012965</text:p>
          </table:table-cell>
          <table:table-cell office:value-type="string">
            <text:p>Undead Parish (Near Boar)</text:p>
          </table:table-cell>
          <table:table-cell table:number-columns-repeated="1021"/>
        </table:table-row>
        <table:table-row table:style-name="ro1">
          <table:table-cell office:value-type="float" office:value="1012966">
            <text:p>1012966</text:p>
          </table:table-cell>
          <table:table-cell office:value-type="string">
            <text:p>Undead Parish (Near Cell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020980">
            <text:p>102098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office:value-type="float" office:value="1022960">
            <text:p>1022960</text:p>
          </table:table-cell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102960">
            <text:p>1102960</text:p>
          </table:table-cell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office:value-type="float" office:value="1102961">
            <text:p>1102961</text:p>
          </table:table-cell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02961">
            <text:p>1202961</text:p>
          </table:table-cell>
          <table:table-cell office:value-type="string">
            <text:p>Darkroot Garde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212950">
            <text:p>1212950</text:p>
          </table:table-cell>
          <table:table-cell office:value-type="string">
            <text:p>Chasm of the Abyss (Manus)</text:p>
          </table:table-cell>
          <table:table-cell table:number-columns-repeated="1021"/>
        </table:table-row>
        <table:table-row table:style-name="ro1">
          <table:table-cell office:value-type="float" office:value="1212961">
            <text:p>1212961</text:p>
          </table:table-cell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1">
          <table:table-cell office:value-type="float" office:value="1212962">
            <text:p>1212962</text:p>
          </table:table-cell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1">
          <table:table-cell office:value-type="float" office:value="1212963">
            <text:p>1212963</text:p>
          </table:table-cell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1">
          <table:table-cell office:value-type="float" office:value="1212964">
            <text:p>1212964</text:p>
          </table:table-cell>
          <table:table-cell office:value-type="string">
            <text:p>Oolacile Township Dungeo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02960">
            <text:p>1302960</text:p>
          </table:table-cell>
          <table:table-cell office:value-type="string">
            <text:p>The Catacombs (Bonfire #1)</text:p>
          </table:table-cell>
          <table:table-cell table:number-columns-repeated="1021"/>
        </table:table-row>
        <table:table-row table:style-name="ro1">
          <table:table-cell office:value-type="float" office:value="1302961">
            <text:p>1302961</text:p>
          </table:table-cell>
          <table:table-cell office:value-type="string">
            <text:p>The Catacombs (Bonfire #2)</text:p>
          </table:table-cell>
          <table:table-cell table:number-columns-repeated="1021"/>
        </table:table-row>
        <table:table-row table:style-name="ro1">
          <table:table-cell office:value-type="float" office:value="1302962">
            <text:p>1302962</text:p>
          </table:table-cell>
          <table:table-cell office:value-type="string">
            <text:p>The Catacomb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12950">
            <text:p>1312950</text:p>
          </table:table-cell>
          <table:table-cell office:value-type="string">
            <text:p>The Catacombs (Nito)</text:p>
          </table:table-cell>
          <table:table-cell table:number-columns-repeated="1021"/>
        </table:table-row>
        <table:table-row table:style-name="ro1">
          <table:table-cell office:value-type="float" office:value="1312960">
            <text:p>1312960</text:p>
          </table:table-cell>
          <table:table-cell office:value-type="string">
            <text:p>Tomb of the Giants (Bonfire #1)</text:p>
          </table:table-cell>
          <table:table-cell table:number-columns-repeated="1021"/>
        </table:table-row>
        <table:table-row table:style-name="ro1">
          <table:table-cell office:value-type="float" office:value="1312961">
            <text:p>1312961</text:p>
          </table:table-cell>
          <table:table-cell office:value-type="string">
            <text:p>Tomb of the Giants (Bonfire #2)</text:p>
          </table:table-cell>
          <table:table-cell table:number-columns-repeated="1021"/>
        </table:table-row>
        <table:table-row table:style-name="ro1">
          <table:table-cell office:value-type="float" office:value="1312962">
            <text:p>1312962</text:p>
          </table:table-cell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322960">
            <text:p>1322960</text:p>
          </table:table-cell>
          <table:table-cell office:value-type="string">
            <text:p>Ash Lake (Bonfire #2)</text:p>
          </table:table-cell>
          <table:table-cell table:number-columns-repeated="1021"/>
        </table:table-row>
        <table:table-row table:style-name="ro1">
          <table:table-cell office:value-type="float" office:value="1322961">
            <text:p>1322961</text:p>
          </table:table-cell>
          <table:table-cell office:value-type="string">
            <text:p>Ash Lake (Bonfire #1)</text:p>
          </table:table-cell>
          <table:table-cell table:number-columns-repeated="1021"/>
        </table:table-row>
        <table:table-row table:style-name="ro1">
          <table:table-cell office:value-type="float" office:value="1322962">
            <text:p>1322962</text:p>
          </table:table-cell>
          <table:table-cell office:value-type="string">
            <text:p>Great Hollow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02960">
            <text:p>1402960</text:p>
          </table:table-cell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office:value-type="float" office:value="1402961">
            <text:p>1402961</text:p>
          </table:table-cell>
          <table:table-cell office:value-type="string">
            <text:p>Blighttown (Swamp Bonfire)</text:p>
          </table:table-cell>
          <table:table-cell table:number-columns-repeated="1021"/>
        </table:table-row>
        <table:table-row table:style-name="ro1">
          <table:table-cell office:value-type="float" office:value="1402962">
            <text:p>1402962</text:p>
          </table:table-cell>
          <table:table-cell office:value-type="string">
            <text:p>Blighttown (Bridge Bonfire)</text:p>
          </table:table-cell>
          <table:table-cell table:number-columns-repeated="1021"/>
        </table:table-row>
        <table:table-row table:style-name="ro1">
          <table:table-cell office:value-type="float" office:value="1402963">
            <text:p>1402963</text:p>
          </table:table-cell>
          <table:table-cell office:value-type="string">
            <text:p>Blighttown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412950">
            <text:p>1412950</text:p>
          </table:table-cell>
          <table:table-cell office:value-type="string">
            <text:p>Lost Izalith (Bed of Chaos)</text:p>
          </table:table-cell>
          <table:table-cell table:number-columns-repeated="1021"/>
        </table:table-row>
        <table:table-row table:style-name="ro1">
          <table:table-cell office:value-type="float" office:value="1412960">
            <text:p>1412960</text:p>
          </table:table-cell>
          <table:table-cell office:value-type="string">
            <text:p>Lost Izalith (Bonfire #2)</text:p>
          </table:table-cell>
          <table:table-cell table:number-columns-repeated="1021"/>
        </table:table-row>
        <table:table-row table:style-name="ro1">
          <table:table-cell office:value-type="float" office:value="1412961">
            <text:p>1412961</text:p>
          </table:table-cell>
          <table:table-cell office:value-type="string">
            <text:p>Demon Ruins (Bonfire #1)</text:p>
          </table:table-cell>
          <table:table-cell table:number-columns-repeated="1021"/>
        </table:table-row>
        <table:table-row table:style-name="ro1">
          <table:table-cell office:value-type="float" office:value="1412962">
            <text:p>1412962</text:p>
          </table:table-cell>
          <table:table-cell office:value-type="string">
            <text:p>Demon Ruins (Bonfire #2)</text:p>
          </table:table-cell>
          <table:table-cell table:number-columns-repeated="1021"/>
        </table:table-row>
        <table:table-row table:style-name="ro1">
          <table:table-cell office:value-type="float" office:value="1412963">
            <text:p>1412963</text:p>
          </table:table-cell>
          <table:table-cell office:value-type="string">
            <text:p>Demon Ruins (Bonfire #3)</text:p>
          </table:table-cell>
          <table:table-cell table:number-columns-repeated="1021"/>
        </table:table-row>
        <table:table-row table:style-name="ro1">
          <table:table-cell office:value-type="float" office:value="1412964">
            <text:p>1412964</text:p>
          </table:table-cell>
          <table:table-cell office:value-type="string">
            <text:p>Lost Izalith (Bonfire #1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02960">
            <text:p>1502960</text:p>
          </table:table-cell>
          <table:table-cell office:value-type="string">
            <text:p>Sen's Fortress (Bridge, #1)</text:p>
          </table:table-cell>
          <table:table-cell table:number-columns-repeated="1021"/>
        </table:table-row>
        <table:table-row table:style-name="ro1">
          <table:table-cell office:value-type="float" office:value="1502961">
            <text:p>1502961</text:p>
          </table:table-cell>
          <table:table-cell office:value-type="string">
            <text:p>Sen's Fortress (Bonfire)</text:p>
          </table:table-cell>
          <table:table-cell table:number-columns-repeated="1021"/>
        </table:table-row>
        <table:table-row table:style-name="ro1">
          <table:table-cell office:value-type="float" office:value="1502962">
            <text:p>1502962</text:p>
          </table:table-cell>
          <table:table-cell office:value-type="string">
            <text:p>Sen's Fortress (Bridge, #2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512950">
            <text:p>1512950</text:p>
          </table:table-cell>
          <table:table-cell office:value-type="string">
            <text:p>Anor Londo (Gwynevere Bonfire)</text:p>
          </table:table-cell>
          <table:table-cell table:number-columns-repeated="1021"/>
        </table:table-row>
        <table:table-row table:style-name="ro1">
          <table:table-cell office:value-type="float" office:value="1512960">
            <text:p>1512960</text:p>
          </table:table-cell>
          <table:table-cell office:value-type="string">
            <text:p>Anor Londo (Lady of the Darkling Bonfire)</text:p>
          </table:table-cell>
          <table:table-cell table:number-columns-repeated="1021"/>
        </table:table-row>
        <table:table-row table:style-name="ro1">
          <table:table-cell office:value-type="float" office:value="1512961">
            <text:p>1512961</text:p>
          </table:table-cell>
          <table:table-cell office:value-type="string">
            <text:p>Anor Londo (Interior Bonfire)</text:p>
          </table:table-cell>
          <table:table-cell table:number-columns-repeated="1021"/>
        </table:table-row>
        <table:table-row table:style-name="ro1">
          <table:table-cell office:value-type="float" office:value="1512962">
            <text:p>1512962</text:p>
          </table:table-cell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602950">
            <text:p>1602950</text:p>
          </table:table-cell>
          <table:table-cell office:value-type="string">
            <text:p>Abyss (Bonfire)</text:p>
          </table:table-cell>
          <table:table-cell table:number-columns-repeated="1021"/>
        </table:table-row>
        <table:table-row table:style-name="ro1">
          <table:table-cell office:value-type="float" office:value="1602951">
            <text:p>1602951</text:p>
          </table:table-cell>
          <table:table-cell office:value-type="string">
            <text:p>New Londo Ruins (Drainage Lever)</text:p>
          </table:table-cell>
          <table:table-cell table:number-columns-repeated="1021"/>
        </table:table-row>
        <table:table-row table:style-name="ro1">
          <table:table-cell office:value-type="float" office:value="1602960">
            <text:p>1602960</text:p>
          </table:table-cell>
          <table:table-cell office:value-type="string">
            <text:p>New Londo Ruins (Pre-Ingward)</text:p>
          </table:table-cell>
          <table:table-cell table:number-columns-repeated="1021"/>
        </table:table-row>
        <table:table-row table:style-name="ro1">
          <table:table-cell office:value-type="float" office:value="1602961">
            <text:p>1602961</text:p>
          </table:table-cell>
          <table:table-cell office:value-type="string">
            <text:p>Darkroot Basin (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702950">
            <text:p>1702950</text:p>
          </table:table-cell>
          <table:table-cell office:value-type="string">
            <text:p>Crystal Cave (Seath)</text:p>
          </table:table-cell>
          <table:table-cell table:number-columns-repeated="1021"/>
        </table:table-row>
        <table:table-row table:style-name="ro1">
          <table:table-cell office:value-type="float" office:value="1702960">
            <text:p>1702960</text:p>
          </table:table-cell>
          <table:table-cell office:value-type="string">
            <text:p>The Duke's Archives (Balcony Bonfire)</text:p>
          </table:table-cell>
          <table:table-cell table:number-columns-repeated="1021"/>
        </table:table-row>
        <table:table-row table:style-name="ro1">
          <table:table-cell office:value-type="float" office:value="1702961">
            <text:p>1702961</text:p>
          </table:table-cell>
          <table:table-cell office:value-type="string">
            <text:p>The Duke's Archives (Cell Bonfire)</text:p>
          </table:table-cell>
          <table:table-cell table:number-columns-repeated="1021"/>
        </table:table-row>
        <table:table-row table:style-name="ro1">
          <table:table-cell office:value-type="float" office:value="1702962">
            <text:p>1702962</text:p>
          </table:table-cell>
          <table:table-cell office:value-type="string">
            <text:p>The Duke's Archives (Elevator Bonfir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02130">
            <text:p>1802130</text:p>
          </table:table-cell>
          <table:table-cell office:value-type="string">
            <text:p>Kiln of the First Flame (Gwyn)</text:p>
          </table:table-cell>
          <table:table-cell table:number-columns-repeated="1021"/>
        </table:table-row>
        <table:table-row table:style-name="ro1">
          <table:table-cell office:value-type="float" office:value="1802960">
            <text:p>1802960</text:p>
          </table:table-cell>
          <table:table-cell office:value-type="string">
            <text:p>Firelink Altar</text:p>
          </table:table-cell>
          <table:table-cell table:number-columns-repeated="1021"/>
        </table:table-row>
        <table:table-row table:style-name="ro1">
          <table:table-cell office:value-type="float" office:value="1802961">
            <text:p>1802961</text:p>
          </table:table-cell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1812100">
            <text:p>1812100</text:p>
          </table:table-cell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1">
          <table:table-cell office:value-type="float" office:value="1812960">
            <text:p>1812960</text:p>
          </table:table-cell>
          <table:table-cell office:value-type="string">
            <text:p>Northern Undead Asylum (Bonfire #1)</text:p>
          </table:table-cell>
          <table:table-cell table:number-columns-repeated="1021"/>
        </table:table-row>
        <table:table-row table:style-name="ro1">
          <table:table-cell office:value-type="float" office:value="1812961">
            <text:p>1812961</text:p>
          </table:table-cell>
          <table:table-cell office:value-type="string">
            <text:p>Northern Undead Asylum (Bonfire #2)</text:p>
          </table:table-cell>
          <table:table-cell table:number-columns-repeated="1021"/>
        </table:table-row>
        <table:table-row table:style-name="ro1" table:number-rows-repeated="1048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" table:style-name="ta1" table:print="false">
        <table:table-column table:style-name="co21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10_00_00_00</text:p>
          </table:table-cell>
          <table:table-cell table:style-name="ce5" office:value-type="string">
            <text:p>The Depths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0">
            <text:p>1002000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1">
            <text:p>1002001</text:p>
          </table:table-cell>
          <table:table-cell office:value-type="string">
            <text:p>Kirk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2">
            <text:p>1002002</text:p>
          </table:table-cell>
          <table:table-cell office:value-type="string">
            <text:p>Solaire or Laurentius Summ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002005">
            <text:p>10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0">
            <text:p>10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11">
            <text:p>10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0">
            <text:p>10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1">
            <text:p>10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002022">
            <text:p>10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0">
            <text:p>10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1">
            <text:p>10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2">
            <text:p>10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3">
            <text:p>10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107">
            <text:p>100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02200">
            <text:p>10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0">
            <text:p>10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601">
            <text:p>10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0">
            <text:p>10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1">
            <text:p>10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2">
            <text:p>10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3">
            <text:p>10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002704">
            <text:p>10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002800">
            <text:p>10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0">
            <text:p>10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6">
            <text:p>10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02997">
            <text:p>1002997</text:p>
          </table:table-cell>
          <table:table-cell office:value-type="string">
            <text:p>Gaping Dragon, begin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8">
            <text:p>1002998</text:p>
          </table:table-cell>
          <table:table-cell office:value-type="string">
            <text:p>Gaping Drag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02999">
            <text:p>10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03100">
            <text:p>10031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0">
            <text:p>10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01">
            <text:p>10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0">
            <text:p>10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04011">
            <text:p>10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3">
            <text:p>1022703</text:p>
          </table:table-cell>
          <table:table-cell table:number-columns-repeated="1022"/>
        </table:table-row>
        <table:table-row table:style-name="ro1" table:number-rows-repeated="2">
          <table:table-cell table:style-name="ce8"/>
          <table:table-cell table:number-columns-repeated="1022"/>
        </table:table-row>
        <table:table-row table:style-name="ro1">
          <table:table-cell office:value-type="string">
            <text:p>10_01_00_00</text:p>
          </table:table-cell>
          <table:table-cell table:style-name="ce5" office:value-type="string">
            <text:p>Undead Burg/Parish</text:p>
          </table:table-cell>
          <table:table-cell table:number-columns-repeated="1021"/>
        </table:table-row>
        <table:table-row table:style-name="ro1">
          <table:table-cell table:style-name="ce8" office:value-type="float" office:value="1012000">
            <text:p>10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01">
            <text:p>10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0">
            <text:p>10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1">
            <text:p>10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2">
            <text:p>10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3">
            <text:p>10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4">
            <text:p>10120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015">
            <text:p>10120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050">
            <text:p>10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060">
            <text:p>10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0">
            <text:p>10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1">
            <text:p>10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6">
            <text:p>10121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107">
            <text:p>1012107</text:p>
          </table:table-cell>
          <table:table-cell table:number-columns-repeated="1022"/>
        </table:table-row>
        <table:table-row table:style-name="ro1">
          <table:table-cell table:style-name="ce8" office:value-type="float" office:value="1012110">
            <text:p>10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0">
            <text:p>10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1">
            <text:p>10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22">
            <text:p>10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130">
            <text:p>10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0">
            <text:p>10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51">
            <text:p>10121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0">
            <text:p>10121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171">
            <text:p>10121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0">
            <text:p>10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201">
            <text:p>10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0">
            <text:p>10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1">
            <text:p>10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2">
            <text:p>10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05">
            <text:p>10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0">
            <text:p>10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1">
            <text:p>10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15">
            <text:p>10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0">
            <text:p>10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21">
            <text:p>10123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0">
            <text:p>10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1">
            <text:p>10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2">
            <text:p>10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3">
            <text:p>10123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4">
            <text:p>10123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5">
            <text:p>10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6">
            <text:p>10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7">
            <text:p>1012337</text:p>
          </table:table-cell>
          <table:table-cell table:number-columns-repeated="1022"/>
        </table:table-row>
        <table:table-row table:style-name="ro1">
          <table:table-cell table:style-name="ce8" office:value-type="float" office:value="1012338">
            <text:p>1012338</text:p>
          </table:table-cell>
          <table:table-cell table:number-columns-repeated="1022"/>
        </table:table-row>
        <table:table-row table:style-name="ro1">
          <table:table-cell table:style-name="ce8" office:value-type="float" office:value="1012340">
            <text:p>10123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0">
            <text:p>10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401">
            <text:p>10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0">
            <text:p>10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1">
            <text:p>10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2">
            <text:p>10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3">
            <text:p>10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4">
            <text:p>10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5">
            <text:p>10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012506">
            <text:p>10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012510">
            <text:p>10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20">
            <text:p>10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530">
            <text:p>10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0">
            <text:p>10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1">
            <text:p>10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2">
            <text:p>10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012603">
            <text:p>10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012610">
            <text:p>10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0">
            <text:p>10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651">
            <text:p>10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0">
            <text:p>10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01">
            <text:p>10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0">
            <text:p>10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1">
            <text:p>10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2">
            <text:p>10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3">
            <text:p>10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4">
            <text:p>10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5">
            <text:p>10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6">
            <text:p>10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17">
            <text:p>10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0">
            <text:p>10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1">
            <text:p>10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2">
            <text:p>10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3">
            <text:p>10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4">
            <text:p>10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5">
            <text:p>1012725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6">
            <text:p>1012726</text:p>
          </table:table-cell>
          <table:table-cell office:value-type="string">
            <text:p>Mid-Hellkite Bridge</text:p>
          </table:table-cell>
          <table:table-cell table:number-columns-repeated="1021"/>
        </table:table-row>
        <table:table-row table:style-name="ro1">
          <table:table-cell table:style-name="ce8" office:value-type="float" office:value="1012727">
            <text:p>10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8">
            <text:p>10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29">
            <text:p>10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0">
            <text:p>10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1">
            <text:p>10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2">
            <text:p>10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3">
            <text:p>10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4">
            <text:p>10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5">
            <text:p>10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36">
            <text:p>10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0">
            <text:p>10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1">
            <text:p>10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2">
            <text:p>10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3">
            <text:p>101274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4">
            <text:p>1012744</text:p>
          </table:table-cell>
          <table:table-cell table:number-columns-repeated="1022"/>
        </table:table-row>
        <table:table-row table:style-name="ro1">
          <table:table-cell table:style-name="ce8" office:value-type="float" office:value="1012745">
            <text:p>101274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0">
            <text:p>10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1">
            <text:p>101275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2">
            <text:p>101275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53">
            <text:p>101275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0">
            <text:p>10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1">
            <text:p>10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2">
            <text:p>101276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63">
            <text:p>101276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0">
            <text:p>101277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1">
            <text:p>101277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2">
            <text:p>101277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3">
            <text:p>101277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5">
            <text:p>101277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6">
            <text:p>101277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77">
            <text:p>101277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0">
            <text:p>10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81">
            <text:p>101278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0">
            <text:p>10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1">
            <text:p>10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2">
            <text:p>10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3">
            <text:p>1012793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5">
            <text:p>10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6">
            <text:p>10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7">
            <text:p>10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8">
            <text:p>10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799">
            <text:p>10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0">
            <text:p>10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6">
            <text:p>101288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87">
            <text:p>1012887</text:p>
          </table:table-cell>
          <table:table-cell office:value-type="string">
            <text:p>Inside Capra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88">
            <text:p>10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0">
            <text:p>10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6">
            <text:p>10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897">
            <text:p>1012897</text:p>
          </table:table-cell>
          <table:table-cell office:value-type="string">
            <text:p>Inside Taurus Demon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012898">
            <text:p>10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0">
            <text:p>10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6">
            <text:p>10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7">
            <text:p>10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8">
            <text:p>10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012999">
            <text:p>10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014000">
            <text:p>10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0">
            <text:p>10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014011">
            <text:p>10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0">
            <text:p>10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101">
            <text:p>10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014200">
            <text:p>10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014210">
            <text:p>10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0_02_00_00</text:p>
          </table:table-cell>
          <table:table-cell table:style-name="ce5" office:value-type="string">
            <text:p>Firelink Shrine</text:p>
          </table:table-cell>
          <table:table-cell table:number-columns-repeated="1021"/>
        </table:table-row>
        <table:table-row table:style-name="ro1">
          <table:table-cell table:style-name="ce8" office:value-type="float" office:value="1022000">
            <text:p>10220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1">
            <text:p>1022001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2">
            <text:p>1022002</text:p>
          </table:table-cell>
          <table:table-cell table:number-columns-repeated="1022"/>
        </table:table-row>
        <table:table-row table:style-name="ro1">
          <table:table-cell table:style-name="ce8" office:value-type="float" office:value="1022003">
            <text:p>1022003</text:p>
          </table:table-cell>
          <table:table-cell table:number-columns-repeated="1022"/>
        </table:table-row>
        <table:table-row table:style-name="ro1">
          <table:table-cell table:style-name="ce8" office:value-type="float" office:value="1022100">
            <text:p>10221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0">
            <text:p>10221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11">
            <text:p>10221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0">
            <text:p>10221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121">
            <text:p>102212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1">
          <table:table-cell table:style-name="ce8" office:value-type="float" office:value="1022200">
            <text:p>10222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0">
            <text:p>10222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11">
            <text:p>1022211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0">
            <text:p>1022220</text:p>
          </table:table-cell>
          <table:table-cell table:number-columns-repeated="1022"/>
        </table:table-row>
        <table:table-row table:style-name="ro1">
          <table:table-cell table:style-name="ce8" office:value-type="float" office:value="1022225">
            <text:p>1022225</text:p>
          </table:table-cell>
          <table:table-cell table:number-columns-repeated="1022"/>
        </table:table-row>
        <table:table-row table:style-name="ro1">
          <table:table-cell table:style-name="ce8" office:value-type="float" office:value="1022300">
            <text:p>102230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00">
            <text:p>1022700</text:p>
          </table:table-cell>
          <table:table-cell office:value-type="string">
            <text:p>Behind Female Merchant</text:p>
          </table:table-cell>
          <table:table-cell table:number-columns-repeated="1021"/>
        </table:table-row>
        <table:table-row table:style-name="ro1">
          <table:table-cell table:style-name="ce8" office:value-type="float" office:value="1022710">
            <text:p>10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022711">
            <text:p>10227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11_00_00_00</text:p>
          </table:table-cell>
          <table:table-cell table:style-name="ce5" office:value-type="string">
            <text:p>Painted World</text:p>
          </table:table-cell>
          <table:table-cell table:number-columns-repeated="1021"/>
        </table:table-row>
        <table:table-row table:style-name="ro1">
          <table:table-cell table:style-name="ce8" office:value-type="float" office:value="1102000">
            <text:p>11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1">
            <text:p>11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6">
            <text:p>11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007">
            <text:p>11020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0">
            <text:p>11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11">
            <text:p>11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20">
            <text:p>11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30">
            <text:p>11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40">
            <text:p>11020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50">
            <text:p>11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0">
            <text:p>110207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71">
            <text:p>1102071</text:p>
          </table:table-cell>
          <table:table-cell table:number-columns-repeated="1022"/>
        </table:table-row>
        <table:table-row table:style-name="ro1">
          <table:table-cell table:style-name="ce8" office:value-type="float" office:value="1102080">
            <text:p>11020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0">
            <text:p>1102090</text:p>
          </table:table-cell>
          <table:table-cell table:number-columns-repeated="1022"/>
        </table:table-row>
        <table:table-row table:style-name="ro1">
          <table:table-cell table:style-name="ce8" office:value-type="float" office:value="1102091">
            <text:p>110209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00">
            <text:p>11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10">
            <text:p>11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0">
            <text:p>11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1">
            <text:p>11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2">
            <text:p>11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3">
            <text:p>1102123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4">
            <text:p>1102124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5">
            <text:p>1102125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6">
            <text:p>1102126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7">
            <text:p>1102127</text:p>
          </table:table-cell>
          <table:table-cell table:number-columns-repeated="1022"/>
        </table:table-row>
        <table:table-row table:style-name="ro1">
          <table:table-cell table:style-name="ce8" office:value-type="float" office:value="1102128">
            <text:p>1102128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0">
            <text:p>11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1">
            <text:p>11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202">
            <text:p>11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300">
            <text:p>11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0">
            <text:p>11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1">
            <text:p>11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2">
            <text:p>11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3">
            <text:p>11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404">
            <text:p>11024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0">
            <text:p>11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501">
            <text:p>11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510">
            <text:p>11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2">
            <text:p>11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603">
            <text:p>11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0">
            <text:p>11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1">
            <text:p>11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2">
            <text:p>11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3">
            <text:p>11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4">
            <text:p>11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5">
            <text:p>11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6">
            <text:p>1102706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7">
            <text:p>1102707</text:p>
          </table:table-cell>
          <table:table-cell table:number-columns-repeated="1022"/>
        </table:table-row>
        <table:table-row table:style-name="ro1">
          <table:table-cell table:style-name="ce8" office:value-type="float" office:value="1102708">
            <text:p>1102708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0">
            <text:p>11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1">
            <text:p>11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2">
            <text:p>11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3">
            <text:p>11027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4">
            <text:p>11027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715">
            <text:p>11027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0">
            <text:p>11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1">
            <text:p>11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52">
            <text:p>11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0">
            <text:p>11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1">
            <text:p>11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2">
            <text:p>11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3">
            <text:p>11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102764">
            <text:p>11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0">
            <text:p>11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1">
            <text:p>11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2">
            <text:p>11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03">
            <text:p>11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0">
            <text:p>11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1">
            <text:p>11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2">
            <text:p>11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3">
            <text:p>11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4">
            <text:p>11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5">
            <text:p>11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6">
            <text:p>11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7">
            <text:p>11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8">
            <text:p>11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19">
            <text:p>110281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0">
            <text:p>110283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1">
            <text:p>110283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2">
            <text:p>110283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3">
            <text:p>1102833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4">
            <text:p>1102834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5">
            <text:p>1102835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6">
            <text:p>1102836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7">
            <text:p>1102837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8">
            <text:p>1102838</text:p>
          </table:table-cell>
          <table:table-cell table:number-columns-repeated="1022"/>
        </table:table-row>
        <table:table-row table:style-name="ro1">
          <table:table-cell table:style-name="ce8" office:value-type="float" office:value="1102839">
            <text:p>1102839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0">
            <text:p>1102840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1">
            <text:p>1102841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2">
            <text:p>1102842</text:p>
          </table:table-cell>
          <table:table-cell table:number-columns-repeated="1022"/>
        </table:table-row>
        <table:table-row table:style-name="ro1">
          <table:table-cell table:style-name="ce8" office:value-type="float" office:value="1102843">
            <text:p>1102843</text:p>
          </table:table-cell>
          <table:table-cell table:number-columns-repeated="1022"/>
        </table:table-row>
        <table:table-row table:style-name="ro1">
          <table:table-cell table:style-name="ce8" office:value-type="float" office:value="1102980">
            <text:p>1102980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4">
            <text:p>1102994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5">
            <text:p>11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6">
            <text:p>11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102997">
            <text:p>1102997</text:p>
          </table:table-cell>
          <table:table-cell office:value-type="string">
            <text:p>Priscilla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102998">
            <text:p>11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0">
            <text:p>11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01">
            <text:p>11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0">
            <text:p>11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104011">
            <text:p>11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21">
            <text:p>1202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0_00_00</text:p>
          </table:table-cell>
          <table:table-cell table:style-name="ce5" office:value-type="string">
            <text:p>Darkroot Garden</text:p>
          </table:table-cell>
          <table:table-cell table:number-columns-repeated="1021"/>
        </table:table-row>
        <table:table-row table:style-name="ro1">
          <table:table-cell table:style-name="ce8" office:value-type="float" office:value="1201701">
            <text:p>12017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0">
            <text:p>1202000</text:p>
          </table:table-cell>
          <table:table-cell office:value-type="string">
            <text:p>Beach near Hydra</text:p>
          </table:table-cell>
          <table:table-cell table:number-columns-repeated="1021"/>
        </table:table-row>
        <table:table-row table:style-name="ro1">
          <table:table-cell table:style-name="ce8" office:value-type="float" office:value="1202001">
            <text:p>12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2">
            <text:p>12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003">
            <text:p>12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010">
            <text:p>1202010</text:p>
          </table:table-cell>
          <table:table-cell office:value-type="string">
            <text:p>Beatrice Summon Sign</text:p>
          </table:table-cell>
          <table:table-cell table:number-columns-repeated="1021"/>
        </table:table-row>
        <table:table-row table:style-name="ro1">
          <table:table-cell table:style-name="ce8" office:value-type="float" office:value="1202100">
            <text:p>12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01">
            <text:p>12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0">
            <text:p>12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1">
            <text:p>120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2">
            <text:p>120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3">
            <text:p>120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4">
            <text:p>120211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5">
            <text:p>120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6">
            <text:p>120211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7">
            <text:p>120211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8">
            <text:p>120211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19">
            <text:p>120211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0">
            <text:p>12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1">
            <text:p>120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22">
            <text:p>120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0">
            <text:p>120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1">
            <text:p>120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2">
            <text:p>120218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3">
            <text:p>120218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4">
            <text:p>120218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5">
            <text:p>120218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6">
            <text:p>120218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7">
            <text:p>120218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8">
            <text:p>120218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89">
            <text:p>1202189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0">
            <text:p>12021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1">
            <text:p>12021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2">
            <text:p>12021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3">
            <text:p>1202193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4">
            <text:p>12021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5">
            <text:p>1202195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6">
            <text:p>12021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7">
            <text:p>1202197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8">
            <text:p>12021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199">
            <text:p>120219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0">
            <text:p>12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1">
            <text:p>12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2">
            <text:p>12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03">
            <text:p>12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10">
            <text:p>12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0">
            <text:p>12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1">
            <text:p>12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2">
            <text:p>12022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3">
            <text:p>120222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4">
            <text:p>120222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5">
            <text:p>1202225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6">
            <text:p>1202226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7">
            <text:p>1202227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8">
            <text:p>1202228</text:p>
          </table:table-cell>
          <table:table-cell table:number-columns-repeated="1022"/>
        </table:table-row>
        <table:table-row table:style-name="ro1">
          <table:table-cell table:style-name="ce8" office:value-type="float" office:value="1202229">
            <text:p>1202229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0">
            <text:p>1202240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1">
            <text:p>1202241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2">
            <text:p>1202242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3">
            <text:p>1202243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4">
            <text:p>1202244</text:p>
          </table:table-cell>
          <table:table-cell table:number-columns-repeated="1022"/>
        </table:table-row>
        <table:table-row table:style-name="ro1">
          <table:table-cell table:style-name="ce8" office:value-type="float" office:value="1202245">
            <text:p>1202245</text:p>
          </table:table-cell>
          <table:table-cell office:value-type="string">
            <text:p>Moonlight Butterfly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02500">
            <text:p>12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501">
            <text:p>12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0">
            <text:p>12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601">
            <text:p>12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00">
            <text:p>12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0">
            <text:p>12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1">
            <text:p>12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12">
            <text:p>12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0">
            <text:p>12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1">
            <text:p>12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22">
            <text:p>12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0">
            <text:p>12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1">
            <text:p>12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02732">
            <text:p>12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0">
            <text:p>12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01">
            <text:p>12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0">
            <text:p>12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1">
            <text:p>1202891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2">
            <text:p>1202892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4">
            <text:p>12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6">
            <text:p>12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898">
            <text:p>12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0">
            <text:p>12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6">
            <text:p>12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7">
            <text:p>1202997</text:p>
          </table:table-cell>
          <table:table-cell office:value-type="string">
            <text:p>Sif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202998">
            <text:p>12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02999">
            <text:p>1202999</text:p>
          </table:table-cell>
          <table:table-cell office:value-type="string">
            <text:p>Sif Boss fight, start cinematic</text:p>
          </table:table-cell>
          <table:table-cell table:number-columns-repeated="1021"/>
        </table:table-row>
        <table:table-row table:style-name="ro1">
          <table:table-cell table:style-name="ce8" office:value-type="float" office:value="1204000">
            <text:p>12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01">
            <text:p>12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0">
            <text:p>12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204011">
            <text:p>12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0">
            <text:p>12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04101">
            <text:p>12041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2_01_00_00</text:p>
          </table:table-cell>
          <table:table-cell table:style-name="ce5" office:value-type="string">
            <text:p>DLC area</text:p>
          </table:table-cell>
          <table:table-cell table:number-columns-repeated="1021"/>
        </table:table-row>
        <table:table-row table:style-name="ro1">
          <table:table-cell table:style-name="ce8" office:value-type="float" office:value="1212000">
            <text:p>12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1">
            <text:p>12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2">
            <text:p>12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3">
            <text:p>12120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4">
            <text:p>12120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5">
            <text:p>12120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6">
            <text:p>12120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7">
            <text:p>12120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8">
            <text:p>1212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09">
            <text:p>12120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0">
            <text:p>12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11">
            <text:p>12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1">
            <text:p>12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22">
            <text:p>12120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0">
            <text:p>12120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1">
            <text:p>12120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2">
            <text:p>12120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33">
            <text:p>12120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0">
            <text:p>12120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41">
            <text:p>12120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0">
            <text:p>12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1">
            <text:p>12120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2">
            <text:p>12120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3">
            <text:p>12120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4">
            <text:p>121205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5">
            <text:p>1212055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6">
            <text:p>1212056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7">
            <text:p>1212057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8">
            <text:p>1212058</text:p>
          </table:table-cell>
          <table:table-cell table:number-columns-repeated="1022"/>
        </table:table-row>
        <table:table-row table:style-name="ro1">
          <table:table-cell table:style-name="ce8" office:value-type="float" office:value="1212059">
            <text:p>1212059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0">
            <text:p>12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1">
            <text:p>121206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62">
            <text:p>121206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0">
            <text:p>12120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1">
            <text:p>12120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2">
            <text:p>1212082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3">
            <text:p>1212083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4">
            <text:p>1212084</text:p>
          </table:table-cell>
          <table:table-cell table:number-columns-repeated="1022"/>
        </table:table-row>
        <table:table-row table:style-name="ro1">
          <table:table-cell table:style-name="ce8" office:value-type="float" office:value="1212085">
            <text:p>121208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0">
            <text:p>12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1">
            <text:p>12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2">
            <text:p>12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3">
            <text:p>12121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4">
            <text:p>12121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05">
            <text:p>12121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0">
            <text:p>12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1">
            <text:p>12121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2">
            <text:p>12121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3">
            <text:p>12121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15">
            <text:p>12121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0">
            <text:p>12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1">
            <text:p>12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2">
            <text:p>12121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3">
            <text:p>12121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4">
            <text:p>12121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25">
            <text:p>12121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0">
            <text:p>12121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1">
            <text:p>1212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2">
            <text:p>12121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3">
            <text:p>12121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4">
            <text:p>12121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35">
            <text:p>12121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0">
            <text:p>12121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1">
            <text:p>12121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2">
            <text:p>1212142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3">
            <text:p>1212143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4">
            <text:p>1212144</text:p>
          </table:table-cell>
          <table:table-cell table:number-columns-repeated="1022"/>
        </table:table-row>
        <table:table-row table:style-name="ro1">
          <table:table-cell table:style-name="ce8" office:value-type="float" office:value="1212145">
            <text:p>1212145</text:p>
          </table:table-cell>
          <table:table-cell table:number-columns-repeated="1022"/>
        </table:table-row>
        <table:table-row table:style-name="ro1">
          <table:table-cell table:style-name="ce8" office:value-type="float" office:value="1212150">
            <text:p>12121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0">
            <text:p>12121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181">
            <text:p>1212181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0">
            <text:p>12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201">
            <text:p>12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00">
            <text:p>12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10">
            <text:p>12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20">
            <text:p>12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0">
            <text:p>12123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1">
            <text:p>12123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2">
            <text:p>12123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5">
            <text:p>12123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336">
            <text:p>1212336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0">
            <text:p>12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1">
            <text:p>12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2">
            <text:p>12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212353">
            <text:p>121235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0">
            <text:p>12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1">
            <text:p>12125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2">
            <text:p>12125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3">
            <text:p>12125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4">
            <text:p>12125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5">
            <text:p>12125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506">
            <text:p>12125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510">
            <text:p>12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3">
            <text:p>12125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4">
            <text:p>12125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525">
            <text:p>12125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0">
            <text:p>1212650</text:p>
          </table:table-cell>
          <table:table-cell table:number-columns-repeated="1022"/>
        </table:table-row>
        <table:table-row table:style-name="ro1">
          <table:table-cell table:style-name="ce8" office:value-type="float" office:value="1212651">
            <text:p>121265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0">
            <text:p>12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1">
            <text:p>12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2">
            <text:p>12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3">
            <text:p>12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4">
            <text:p>12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5">
            <text:p>12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6">
            <text:p>12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7">
            <text:p>12127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8">
            <text:p>12127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09">
            <text:p>12127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0">
            <text:p>12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1">
            <text:p>12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2">
            <text:p>12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3">
            <text:p>12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4">
            <text:p>12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5">
            <text:p>12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6">
            <text:p>12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7">
            <text:p>12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8">
            <text:p>12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212719">
            <text:p>12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0">
            <text:p>12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1">
            <text:p>12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2">
            <text:p>12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3">
            <text:p>12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4">
            <text:p>12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25">
            <text:p>12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0">
            <text:p>12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1">
            <text:p>12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2">
            <text:p>12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3">
            <text:p>12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4">
            <text:p>12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212735">
            <text:p>12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0">
            <text:p>12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212741">
            <text:p>12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0">
            <text:p>121288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6">
            <text:p>1212886</text:p>
          </table:table-cell>
          <table:table-cell office:value-type="string">
            <text:p>Sanctuary Guardia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212887">
            <text:p>121288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88">
            <text:p>1212888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0">
            <text:p>12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6">
            <text:p>12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7">
            <text:p>12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212898">
            <text:p>12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0">
            <text:p>12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6">
            <text:p>121290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7">
            <text:p>1212907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8">
            <text:p>1212908</text:p>
          </table:table-cell>
          <table:table-cell table:number-columns-repeated="1022"/>
        </table:table-row>
        <table:table-row table:style-name="ro1">
          <table:table-cell table:style-name="ce8" office:value-type="float" office:value="1212909">
            <text:p>1212909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0">
            <text:p>12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6">
            <text:p>12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212997">
            <text:p>1212997</text:p>
          </table:table-cell>
          <table:table-cell office:value-type="string">
            <text:p>Manus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212998">
            <text:p>12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213008">
            <text:p>1213008</text:p>
          </table:table-cell>
          <table:table-cell table:number-columns-repeated="1022"/>
        </table:table-row>
        <table:table-row table:style-name="ro1">
          <table:table-cell table:style-name="ce8" office:value-type="float" office:value="1214000">
            <text:p>12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0">
            <text:p>12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1">
            <text:p>12141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102">
            <text:p>1214102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0">
            <text:p>12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214201">
            <text:p>1214201</text:p>
          </table:table-cell>
          <table:table-cell table:number-columns-repeated="1022"/>
        </table:table-row>
        <table:table-row table:style-name="ro1">
          <table:table-cell table:style-name="ce8" office:value-type="float" office:value="1214210">
            <text:p>1214210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0_00_00</text:p>
          </table:table-cell>
          <table:table-cell table:style-name="ce5" office:value-type="string">
            <text:p>The Catacombs</text:p>
          </table:table-cell>
          <table:table-cell table:number-columns-repeated="1021"/>
        </table:table-row>
        <table:table-row table:style-name="ro1">
          <table:table-cell table:style-name="ce8" office:value-type="float" office:value="1302000">
            <text:p>13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01">
            <text:p>13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010">
            <text:p>13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20">
            <text:p>13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30">
            <text:p>130203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0">
            <text:p>13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051">
            <text:p>13020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0">
            <text:p>13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1">
            <text:p>13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2">
            <text:p>13021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3">
            <text:p>13021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4">
            <text:p>13021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105">
            <text:p>13021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1">
            <text:p>13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2">
            <text:p>13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3">
            <text:p>13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4">
            <text:p>13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205">
            <text:p>13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500">
            <text:p>13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0">
            <text:p>13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1">
            <text:p>13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2">
            <text:p>13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3">
            <text:p>13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4">
            <text:p>1302604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5">
            <text:p>1302605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6">
            <text:p>13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7">
            <text:p>13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8">
            <text:p>1302608</text:p>
          </table:table-cell>
          <table:table-cell table:number-columns-repeated="1022"/>
        </table:table-row>
        <table:table-row table:style-name="ro1">
          <table:table-cell table:style-name="ce8" office:value-type="float" office:value="1302609">
            <text:p>1302609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0">
            <text:p>13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1">
            <text:p>1302611</text:p>
          </table:table-cell>
          <table:table-cell table:number-columns-repeated="1022"/>
        </table:table-row>
        <table:table-row table:style-name="ro1">
          <table:table-cell table:style-name="ce8" office:value-type="float" office:value="1302612">
            <text:p>1302612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0">
            <text:p>13026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651">
            <text:p>13026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00">
            <text:p>13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0">
            <text:p>13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1">
            <text:p>13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2">
            <text:p>13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02753">
            <text:p>130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0">
            <text:p>13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5">
            <text:p>1302995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6">
            <text:p>13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7">
            <text:p>1302997</text:p>
          </table:table-cell>
          <table:table-cell office:value-type="string">
            <text:p>Pinwheel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302998">
            <text:p>13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02999">
            <text:p>1302999</text:p>
          </table:table-cell>
          <table:table-cell office:value-type="string">
            <text:p>Pinwheel, start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04000">
            <text:p>13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0">
            <text:p>13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04011">
            <text:p>13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1_00_00</text:p>
          </table:table-cell>
          <table:table-cell table:style-name="ce5" office:value-type="string">
            <text:p>Tomb of the Giants</text:p>
          </table:table-cell>
          <table:table-cell table:number-columns-repeated="1021"/>
        </table:table-row>
        <table:table-row table:style-name="ro1">
          <table:table-cell table:style-name="ce8" office:value-type="float" office:value="1312000">
            <text:p>13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001">
            <text:p>1312001</text:p>
          </table:table-cell>
          <table:table-cell office:value-type="string">
            <text:p>Leeroy Invasio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10">
            <text:p>1312110</text:p>
          </table:table-cell>
          <table:table-cell office:value-type="string">
            <text:p>Nito, Start of boss fight</text:p>
          </table:table-cell>
          <table:table-cell table:number-columns-repeated="1021"/>
        </table:table-row>
        <table:table-row table:style-name="ro1">
          <table:table-cell table:style-name="ce8" office:value-type="float" office:value="1312120">
            <text:p>13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312121">
            <text:p>13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0">
            <text:p>13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312251">
            <text:p>13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0">
            <text:p>13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12601">
            <text:p>13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12610">
            <text:p>13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0">
            <text:p>13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7">
            <text:p>13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8">
            <text:p>13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312999">
            <text:p>1312999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0">
            <text:p>13131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1">
            <text:p>13131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2">
            <text:p>13131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3">
            <text:p>13131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104">
            <text:p>13131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0">
            <text:p>13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1">
            <text:p>131330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2">
            <text:p>131330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3">
            <text:p>131330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4">
            <text:p>131330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5">
            <text:p>131330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6">
            <text:p>131330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7">
            <text:p>131330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8">
            <text:p>131330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09">
            <text:p>131330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0">
            <text:p>131331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1">
            <text:p>131331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2">
            <text:p>131331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3">
            <text:p>131331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4">
            <text:p>131331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5">
            <text:p>131331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6">
            <text:p>131331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7">
            <text:p>131331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8">
            <text:p>131331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19">
            <text:p>131331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0">
            <text:p>131332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1">
            <text:p>131332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2">
            <text:p>131332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3">
            <text:p>131332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4">
            <text:p>131332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5">
            <text:p>131332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6">
            <text:p>131332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7">
            <text:p>131332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8">
            <text:p>131332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29">
            <text:p>131332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0">
            <text:p>131333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1">
            <text:p>131333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2">
            <text:p>131333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3">
            <text:p>131333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4">
            <text:p>131333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5">
            <text:p>131333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6">
            <text:p>131333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7">
            <text:p>131333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8">
            <text:p>1313338</text:p>
          </table:table-cell>
          <table:table-cell table:number-columns-repeated="1022"/>
        </table:table-row>
        <table:table-row table:style-name="ro1">
          <table:table-cell table:style-name="ce8" office:value-type="float" office:value="1313339">
            <text:p>1313339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0">
            <text:p>1313340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1">
            <text:p>1313341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2">
            <text:p>1313342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3">
            <text:p>1313343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4">
            <text:p>1313344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5">
            <text:p>1313345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6">
            <text:p>1313346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7">
            <text:p>1313347</text:p>
          </table:table-cell>
          <table:table-cell table:number-columns-repeated="1022"/>
        </table:table-row>
        <table:table-row table:style-name="ro1">
          <table:table-cell table:style-name="ce8" office:value-type="float" office:value="1313348">
            <text:p>1313348</text:p>
          </table:table-cell>
          <table:table-cell table:number-columns-repeated="1022"/>
        </table:table-row>
        <table:table-row table:style-name="ro1">
          <table:table-cell table:style-name="ce8" office:value-type="float" office:value="1313400">
            <text:p>13134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0">
            <text:p>13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01">
            <text:p>131400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0">
            <text:p>13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1">
            <text:p>13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2">
            <text:p>1314012</text:p>
          </table:table-cell>
          <table:table-cell table:number-columns-repeated="1022"/>
        </table:table-row>
        <table:table-row table:style-name="ro1">
          <table:table-cell table:style-name="ce8" office:value-type="float" office:value="1314013">
            <text:p>131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3_02_00_00</text:p>
          </table:table-cell>
          <table:table-cell table:style-name="ce5" office:value-type="string">
            <text:p>Great Hollow</text:p>
          </table:table-cell>
          <table:table-cell table:number-columns-repeated="1021"/>
        </table:table-row>
        <table:table-row table:style-name="ro1">
          <table:table-cell table:style-name="ce8" office:value-type="float" office:value="1322600">
            <text:p>13226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601">
            <text:p>13226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0">
            <text:p>132270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1">
            <text:p>132270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3">
            <text:p>132270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4">
            <text:p>132270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5">
            <text:p>132270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06">
            <text:p>132270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0">
            <text:p>132271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11">
            <text:p>132271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1">
            <text:p>132275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2">
            <text:p>132275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3">
            <text:p>132275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4">
            <text:p>132275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5">
            <text:p>132275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56">
            <text:p>132275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1">
            <text:p>1322761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2">
            <text:p>1322762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3">
            <text:p>1322763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4">
            <text:p>1322764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5">
            <text:p>1322765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6">
            <text:p>1322766</text:p>
          </table:table-cell>
          <table:table-cell table:number-columns-repeated="1022"/>
        </table:table-row>
        <table:table-row table:style-name="ro1">
          <table:table-cell table:style-name="ce8" office:value-type="float" office:value="1322767">
            <text:p>1322767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0">
            <text:p>1322770</text:p>
          </table:table-cell>
          <table:table-cell table:number-columns-repeated="1022"/>
        </table:table-row>
        <table:table-row table:style-name="ro1">
          <table:table-cell table:style-name="ce8" office:value-type="float" office:value="1322771">
            <text:p>132277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0_00_00</text:p>
          </table:table-cell>
          <table:table-cell table:style-name="ce5" office:value-type="string">
            <text:p>Blighttown</text:p>
          </table:table-cell>
          <table:table-cell table:number-columns-repeated="1021"/>
        </table:table-row>
        <table:table-row table:style-name="ro1">
          <table:table-cell table:style-name="ce8" office:value-type="float" office:value="1402000">
            <text:p>14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1">
            <text:p>140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02">
            <text:p>14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0">
            <text:p>14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1">
            <text:p>14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12">
            <text:p>1402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0">
            <text:p>140202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1">
            <text:p>140202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2">
            <text:p>1402022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3">
            <text:p>1402023</text:p>
          </table:table-cell>
          <table:table-cell table:number-columns-repeated="1022"/>
        </table:table-row>
        <table:table-row table:style-name="ro1">
          <table:table-cell table:style-name="ce8" office:value-type="float" office:value="1402024">
            <text:p>1402024</text:p>
          </table:table-cell>
          <table:table-cell table:number-columns-repeated="1022"/>
        </table:table-row>
        <table:table-row table:style-name="ro1">
          <table:table-cell table:style-name="ce8" office:value-type="float" office:value="1402050">
            <text:p>14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0">
            <text:p>14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402061">
            <text:p>14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8">
            <text:p>14020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099">
            <text:p>14020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100">
            <text:p>14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0">
            <text:p>14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1">
            <text:p>14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202">
            <text:p>14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0">
            <text:p>14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301">
            <text:p>14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02400">
            <text:p>14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2">
            <text:p>14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02603">
            <text:p>14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7">
            <text:p>140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8">
            <text:p>140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02799">
            <text:p>140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02800">
            <text:p>14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0">
            <text:p>14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6">
            <text:p>14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02997">
            <text:p>1402997</text:p>
          </table:table-cell>
          <table:table-cell office:value-type="string">
            <text:p>Quelaag Boss fight,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02998">
            <text:p>14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0">
            <text:p>14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1">
            <text:p>14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02">
            <text:p>140400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0">
            <text:p>14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1">
            <text:p>14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2">
            <text:p>14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404013">
            <text:p>1404013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4_01_00_00</text:p>
          </table:table-cell>
          <table:table-cell table:style-name="ce5" office:value-type="string">
            <text:p>Demon Ruins/Lost Izalith</text:p>
          </table:table-cell>
          <table:table-cell table:number-columns-repeated="1021"/>
        </table:table-row>
        <table:table-row table:style-name="ro1">
          <table:table-cell table:style-name="ce8" office:value-type="float" office:value="1412000">
            <text:p>14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1">
            <text:p>14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002">
            <text:p>14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010">
            <text:p>14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00">
            <text:p>14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110">
            <text:p>14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0">
            <text:p>14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201">
            <text:p>14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0">
            <text:p>14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1">
            <text:p>14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02">
            <text:p>14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0">
            <text:p>14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1">
            <text:p>14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2">
            <text:p>14123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3">
            <text:p>14123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4">
            <text:p>14123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5">
            <text:p>14123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6">
            <text:p>14123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7">
            <text:p>14123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318">
            <text:p>14123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350">
            <text:p>14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360">
            <text:p>14123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0">
            <text:p>14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1">
            <text:p>14124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2">
            <text:p>14124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03">
            <text:p>14124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0">
            <text:p>14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1">
            <text:p>14124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2">
            <text:p>14124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416">
            <text:p>1412416</text:p>
          </table:table-cell>
          <table:table-cell office:value-type="string">
            <text:p>Demon Firesage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500">
            <text:p>14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10">
            <text:p>14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20">
            <text:p>14125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30">
            <text:p>14125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0">
            <text:p>141255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2">
            <text:p>141255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4">
            <text:p>141255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5">
            <text:p>1412555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6">
            <text:p>141255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57">
            <text:p>1412557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0">
            <text:p>14125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1">
            <text:p>1412561</text:p>
          </table:table-cell>
          <table:table-cell table:number-columns-repeated="1022"/>
        </table:table-row>
        <table:table-row table:style-name="ro1">
          <table:table-cell table:style-name="ce8" office:value-type="float" office:value="1412564">
            <text:p>141256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0">
            <text:p>141257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2">
            <text:p>1412572</text:p>
          </table:table-cell>
          <table:table-cell table:number-columns-repeated="1022"/>
        </table:table-row>
        <table:table-row table:style-name="ro1">
          <table:table-cell table:style-name="ce8" office:value-type="float" office:value="1412576">
            <text:p>1412576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0">
            <text:p>14125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4">
            <text:p>1412584</text:p>
          </table:table-cell>
          <table:table-cell table:number-columns-repeated="1022"/>
        </table:table-row>
        <table:table-row table:style-name="ro1">
          <table:table-cell table:style-name="ce8" office:value-type="float" office:value="1412588">
            <text:p>141258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0">
            <text:p>14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1">
            <text:p>14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2">
            <text:p>14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3">
            <text:p>14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4">
            <text:p>14126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5">
            <text:p>14126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6">
            <text:p>14126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7">
            <text:p>141260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8">
            <text:p>141260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09">
            <text:p>141260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0">
            <text:p>14126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1">
            <text:p>14126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2">
            <text:p>14126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3">
            <text:p>14126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4">
            <text:p>14126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5">
            <text:p>141261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6">
            <text:p>141261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7">
            <text:p>141261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8">
            <text:p>141261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19">
            <text:p>1412619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0">
            <text:p>14126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1">
            <text:p>14126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2">
            <text:p>14126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3">
            <text:p>14126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4">
            <text:p>14126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5">
            <text:p>1412625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6">
            <text:p>141262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7">
            <text:p>141262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28">
            <text:p>1412628</text:p>
          </table:table-cell>
          <table:table-cell table:number-columns-repeated="1022"/>
        </table:table-row>
        <table:table-row table:style-name="ro1">
          <table:table-cell table:style-name="ce8" office:value-type="float" office:value="1412660">
            <text:p>141266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0">
            <text:p>14126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6">
            <text:p>14126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7">
            <text:p>14126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698">
            <text:p>14126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0">
            <text:p>14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1">
            <text:p>14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2">
            <text:p>14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3">
            <text:p>14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4">
            <text:p>141270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5">
            <text:p>14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06">
            <text:p>141270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0">
            <text:p>14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1">
            <text:p>14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2">
            <text:p>14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3">
            <text:p>14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14">
            <text:p>14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0">
            <text:p>14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1">
            <text:p>14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2">
            <text:p>14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3">
            <text:p>14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412724">
            <text:p>14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30">
            <text:p>14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0">
            <text:p>14127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1">
            <text:p>141274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42">
            <text:p>1412742</text:p>
          </table:table-cell>
          <table:table-cell table:number-columns-repeated="1022"/>
        </table:table-row>
        <table:table-row table:style-name="ro1">
          <table:table-cell table:style-name="ce8" office:value-type="float" office:value="1412780">
            <text:p>14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0">
            <text:p>14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1">
            <text:p>14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4">
            <text:p>1412794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5">
            <text:p>1412795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6">
            <text:p>14127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7">
            <text:p>14127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8">
            <text:p>14127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799">
            <text:p>1412799</text:p>
          </table:table-cell>
          <table:table-cell table:number-columns-repeated="1022"/>
        </table:table-row>
        <table:table-row table:style-name="ro1">
          <table:table-cell table:style-name="ce8" office:value-type="float" office:value="1412800">
            <text:p>14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20">
            <text:p>141282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30">
            <text:p>141283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40">
            <text:p>141284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0">
            <text:p>14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6">
            <text:p>1412896</text:p>
          </table:table-cell>
          <table:table-cell office:value-type="string">
            <text:p>Centipede Demon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897">
            <text:p>14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412898">
            <text:p>1412898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0">
            <text:p>14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6">
            <text:p>14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412997">
            <text:p>1412997</text:p>
          </table:table-cell>
          <table:table-cell office:value-type="string">
            <text:p>Bed of Chaos boss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412998">
            <text:p>1412998</text:p>
          </table:table-cell>
          <table:table-cell office:value-type="string">
            <text:p>Bed of Chaos, outside fog gate</text:p>
          </table:table-cell>
          <table:table-cell table:number-columns-repeated="1021"/>
        </table:table-row>
        <table:table-row table:style-name="ro1">
          <table:table-cell table:style-name="ce8" office:value-type="float" office:value="1413300">
            <text:p>1413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000">
            <text:p>14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100">
            <text:p>14141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200">
            <text:p>14142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0">
            <text:p>1414300</text:p>
          </table:table-cell>
          <table:table-cell table:number-columns-repeated="1022"/>
        </table:table-row>
        <table:table-row table:style-name="ro1">
          <table:table-cell table:style-name="ce8" office:value-type="float" office:value="1414301">
            <text:p>141430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0_00_00</text:p>
          </table:table-cell>
          <table:table-cell table:style-name="ce5" office:value-type="string">
            <text:p>Sen's Fortress</text:p>
          </table:table-cell>
          <table:table-cell table:number-columns-repeated="1021"/>
        </table:table-row>
        <table:table-row table:style-name="ro1">
          <table:table-cell table:style-name="ce8" office:value-type="float" office:value="1502000">
            <text:p>15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10">
            <text:p>15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50">
            <text:p>15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0">
            <text:p>150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1">
            <text:p>1502061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2">
            <text:p>1502062</text:p>
          </table:table-cell>
          <table:table-cell table:number-columns-repeated="1022"/>
        </table:table-row>
        <table:table-row table:style-name="ro1">
          <table:table-cell table:style-name="ce8" office:value-type="float" office:value="1502063">
            <text:p>1502063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0">
            <text:p>15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101">
            <text:p>15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110">
            <text:p>15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0">
            <text:p>15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1">
            <text:p>15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2">
            <text:p>15022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3">
            <text:p>15022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4">
            <text:p>15022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205">
            <text:p>15022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0">
            <text:p>15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1">
            <text:p>15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505">
            <text:p>15025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510">
            <text:p>150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0">
            <text:p>15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1">
            <text:p>15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2">
            <text:p>15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603">
            <text:p>15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0">
            <text:p>15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1">
            <text:p>15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2">
            <text:p>15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3">
            <text:p>15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4">
            <text:p>15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05">
            <text:p>150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10">
            <text:p>15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0">
            <text:p>15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1">
            <text:p>15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2">
            <text:p>15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23">
            <text:p>150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0">
            <text:p>15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1">
            <text:p>15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2">
            <text:p>15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3">
            <text:p>15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4">
            <text:p>15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02735">
            <text:p>15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02750">
            <text:p>15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0">
            <text:p>15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01">
            <text:p>15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0">
            <text:p>15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1">
            <text:p>15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502812">
            <text:p>15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502850">
            <text:p>15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0">
            <text:p>15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6">
            <text:p>15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02997">
            <text:p>1502997</text:p>
          </table:table-cell>
          <table:table-cell office:value-type="string">
            <text:p>Iron Golem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02998">
            <text:p>15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0">
            <text:p>15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01">
            <text:p>15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0">
            <text:p>15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1">
            <text:p>150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04012">
            <text:p>1504012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0">
            <text:p>150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04021">
            <text:p>15040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5_01_00_00</text:p>
          </table:table-cell>
          <table:table-cell table:style-name="ce5" office:value-type="string">
            <text:p>Anor Londo</text:p>
          </table:table-cell>
          <table:table-cell table:number-columns-repeated="1021"/>
        </table:table-row>
        <table:table-row table:style-name="ro1">
          <table:table-cell table:style-name="ce8" office:value-type="float" office:value="1512000">
            <text:p>1512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1">
            <text:p>15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02">
            <text:p>15120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0">
            <text:p>15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1">
            <text:p>15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2">
            <text:p>15120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013">
            <text:p>15120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050">
            <text:p>15120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060">
            <text:p>15120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0">
            <text:p>15121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101">
            <text:p>15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0">
            <text:p>15122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1">
            <text:p>1512251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2">
            <text:p>1512252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3">
            <text:p>1512253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4">
            <text:p>1512254</text:p>
          </table:table-cell>
          <table:table-cell table:number-columns-repeated="1022"/>
        </table:table-row>
        <table:table-row table:style-name="ro1">
          <table:table-cell table:style-name="ce8" office:value-type="float" office:value="1512255">
            <text:p>1512255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1">
            <text:p>15123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2">
            <text:p>15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303">
            <text:p>15123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310">
            <text:p>15123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350">
            <text:p>15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00">
            <text:p>15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10">
            <text:p>15124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0">
            <text:p>15124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421">
            <text:p>15124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450">
            <text:p>15124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00">
            <text:p>15125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510">
            <text:p>15125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0">
            <text:p>15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1">
            <text:p>15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2">
            <text:p>15126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603">
            <text:p>15126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0">
            <text:p>15127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1">
            <text:p>15127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2">
            <text:p>151270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3">
            <text:p>151270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05">
            <text:p>151270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0">
            <text:p>151271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1">
            <text:p>151271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2">
            <text:p>151271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3">
            <text:p>151271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4">
            <text:p>151271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5">
            <text:p>151271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6">
            <text:p>151271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7">
            <text:p>151271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8">
            <text:p>151271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19">
            <text:p>151271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0">
            <text:p>151272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1">
            <text:p>151272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2">
            <text:p>151272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3">
            <text:p>151272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4">
            <text:p>151272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5">
            <text:p>151272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6">
            <text:p>151272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7">
            <text:p>151272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8">
            <text:p>151272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29">
            <text:p>151272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0">
            <text:p>151273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1">
            <text:p>151273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2">
            <text:p>1512732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3">
            <text:p>1512733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4">
            <text:p>1512734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5">
            <text:p>1512735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6">
            <text:p>1512736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7">
            <text:p>1512737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8">
            <text:p>1512738</text:p>
          </table:table-cell>
          <table:table-cell table:number-columns-repeated="1022"/>
        </table:table-row>
        <table:table-row table:style-name="ro1">
          <table:table-cell table:style-name="ce8" office:value-type="float" office:value="1512739">
            <text:p>1512739</text:p>
          </table:table-cell>
          <table:table-cell table:number-columns-repeated="1022"/>
        </table:table-row>
        <table:table-row table:style-name="ro1">
          <table:table-cell table:style-name="ce8" office:value-type="float" office:value="1512750">
            <text:p>151275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0">
            <text:p>151276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61">
            <text:p>151276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70">
            <text:p>1512770</text:p>
          </table:table-cell>
          <table:table-cell office:value-type="string">
            <text:p>Gwyndolin bonfire</text:p>
          </table:table-cell>
          <table:table-cell table:number-columns-repeated="1021"/>
        </table:table-row>
        <table:table-row table:style-name="ro1">
          <table:table-cell table:style-name="ce8" office:value-type="float" office:value="1512780">
            <text:p>151278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0">
            <text:p>15127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1">
            <text:p>1512791</text:p>
          </table:table-cell>
          <table:table-cell table:number-columns-repeated="1022"/>
        </table:table-row>
        <table:table-row table:style-name="ro1">
          <table:table-cell table:style-name="ce8" office:value-type="float" office:value="1512792">
            <text:p>1512792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0">
            <text:p>15128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01">
            <text:p>15128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850">
            <text:p>1512850</text:p>
          </table:table-cell>
          <table:table-cell office:value-type="string">
            <text:p>Inside O&amp;S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0">
            <text:p>15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6">
            <text:p>1512896</text:p>
          </table:table-cell>
          <table:table-cell office:value-type="string">
            <text:p>Gwyndoli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512897">
            <text:p>15128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898">
            <text:p>1512898</text:p>
          </table:table-cell>
          <table:table-cell office:value-type="string">
            <text:p>Outside Gwyindolin'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512900">
            <text:p>151290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01">
            <text:p>1512901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0">
            <text:p>1512990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5">
            <text:p>1512995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6">
            <text:p>1512996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7">
            <text:p>1512997</text:p>
          </table:table-cell>
          <table:table-cell table:number-columns-repeated="1022"/>
        </table:table-row>
        <table:table-row table:style-name="ro1">
          <table:table-cell table:style-name="ce8" office:value-type="float" office:value="1512998">
            <text:p>1512998</text:p>
          </table:table-cell>
          <table:table-cell table:number-columns-repeated="1022"/>
        </table:table-row>
        <table:table-row table:style-name="ro1">
          <table:table-cell table:style-name="ce8" office:value-type="float" office:value="1514000">
            <text:p>151400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0">
            <text:p>151401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11">
            <text:p>151401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0">
            <text:p>1514020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1">
            <text:p>1514021</text:p>
          </table:table-cell>
          <table:table-cell table:number-columns-repeated="1022"/>
        </table:table-row>
        <table:table-row table:style-name="ro1">
          <table:table-cell table:style-name="ce8" office:value-type="float" office:value="1514022">
            <text:p>151402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6_00_00_00</text:p>
          </table:table-cell>
          <table:table-cell table:style-name="ce5" office:value-type="string">
            <text:p>New Londo Ruins</text:p>
          </table:table-cell>
          <table:table-cell table:number-columns-repeated="1021"/>
        </table:table-row>
        <table:table-row table:style-name="ro1">
          <table:table-cell table:style-name="ce8" office:value-type="float" office:value="1602000">
            <text:p>16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010">
            <text:p>16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10">
            <text:p>16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120">
            <text:p>16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0">
            <text:p>16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01">
            <text:p>16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0">
            <text:p>16022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11">
            <text:p>16022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0">
            <text:p>16022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21">
            <text:p>16022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0">
            <text:p>16022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31">
            <text:p>16022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0">
            <text:p>16022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1">
            <text:p>16022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2">
            <text:p>16022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3">
            <text:p>16022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4">
            <text:p>16022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255">
            <text:p>1602255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0">
            <text:p>1602270</text:p>
          </table:table-cell>
          <table:table-cell table:number-columns-repeated="1022"/>
        </table:table-row>
        <table:table-row table:style-name="ro1">
          <table:table-cell table:style-name="ce8" office:value-type="float" office:value="1602271">
            <text:p>1602271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0">
            <text:p>16023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301">
            <text:p>16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0">
            <text:p>16026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1">
            <text:p>16026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2">
            <text:p>16026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603">
            <text:p>16026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0">
            <text:p>16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1">
            <text:p>16027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2">
            <text:p>16027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3">
            <text:p>16027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04">
            <text:p>16027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0">
            <text:p>16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11">
            <text:p>16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0">
            <text:p>16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1">
            <text:p>16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22">
            <text:p>16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0">
            <text:p>16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1">
            <text:p>16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2">
            <text:p>16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5">
            <text:p>16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602736">
            <text:p>16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0">
            <text:p>16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1">
            <text:p>16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2">
            <text:p>16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3">
            <text:p>1602763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4">
            <text:p>1602764</text:p>
          </table:table-cell>
          <table:table-cell table:number-columns-repeated="1022"/>
        </table:table-row>
        <table:table-row table:style-name="ro1">
          <table:table-cell table:style-name="ce8" office:value-type="float" office:value="1602765">
            <text:p>160276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1">
            <text:p>16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2">
            <text:p>160280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3">
            <text:p>160280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4">
            <text:p>160280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5">
            <text:p>160280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6">
            <text:p>160280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7">
            <text:p>160280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8">
            <text:p>160280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09">
            <text:p>1602809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0">
            <text:p>160281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1">
            <text:p>160281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2">
            <text:p>160281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3">
            <text:p>160281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4">
            <text:p>160281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5">
            <text:p>1602815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6">
            <text:p>1602816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7">
            <text:p>1602817</text:p>
          </table:table-cell>
          <table:table-cell table:number-columns-repeated="1022"/>
        </table:table-row>
        <table:table-row table:style-name="ro1">
          <table:table-cell table:style-name="ce8" office:value-type="float" office:value="1602818">
            <text:p>1602818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0">
            <text:p>160285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1">
            <text:p>1602851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2">
            <text:p>1602852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3">
            <text:p>1602853</text:p>
          </table:table-cell>
          <table:table-cell table:number-columns-repeated="1022"/>
        </table:table-row>
        <table:table-row table:style-name="ro1">
          <table:table-cell table:style-name="ce8" office:value-type="float" office:value="1602854">
            <text:p>1602854</text:p>
          </table:table-cell>
          <table:table-cell table:number-columns-repeated="1022"/>
        </table:table-row>
        <table:table-row table:style-name="ro1">
          <table:table-cell table:style-name="ce8" office:value-type="float" office:value="1602860">
            <text:p>1602860</text:p>
          </table:table-cell>
          <table:table-cell table:number-columns-repeated="1022"/>
        </table:table-row>
        <table:table-row table:style-name="ro1">
          <table:table-cell table:style-name="ce8" office:value-type="float" office:value="1602890">
            <text:p>16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00">
            <text:p>160290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0">
            <text:p>16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6">
            <text:p>1602996</text:p>
          </table:table-cell>
          <table:table-cell office:value-type="string">
            <text:p>Inside of boss fog</text:p>
          </table:table-cell>
          <table:table-cell table:number-columns-repeated="1021"/>
        </table:table-row>
        <table:table-row table:style-name="ro1">
          <table:table-cell table:style-name="ce8" office:value-type="float" office:value="1602997">
            <text:p>16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8">
            <text:p>16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602999">
            <text:p>16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0">
            <text:p>160410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01">
            <text:p>160410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0">
            <text:p>160411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1">
            <text:p>1604111</text:p>
          </table:table-cell>
          <table:table-cell table:number-columns-repeated="1022"/>
        </table:table-row>
        <table:table-row table:style-name="ro1">
          <table:table-cell table:style-name="ce8" office:value-type="float" office:value="1604112">
            <text:p>1604112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0">
            <text:p>1604120</text:p>
          </table:table-cell>
          <table:table-cell table:number-columns-repeated="1022"/>
        </table:table-row>
        <table:table-row table:style-name="ro1">
          <table:table-cell table:style-name="ce8" office:value-type="float" office:value="1604121">
            <text:p>160412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7_00_00_00</text:p>
          </table:table-cell>
          <table:table-cell table:style-name="ce5" office:value-type="string">
            <text:p>Duke's Archives / Crystal Cave</text:p>
          </table:table-cell>
          <table:table-cell table:number-columns-repeated="1021"/>
        </table:table-row>
        <table:table-row table:style-name="ro1">
          <table:table-cell table:style-name="ce8" office:value-type="float" office:value="1702010">
            <text:p>1702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011">
            <text:p>17020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0">
            <text:p>17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01">
            <text:p>17021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0">
            <text:p>17021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151">
            <text:p>17021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0">
            <text:p>17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201">
            <text:p>17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1">
            <text:p>17023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2">
            <text:p>17023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3">
            <text:p>17023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4">
            <text:p>170230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5">
            <text:p>1702305</text:p>
          </table:table-cell>
          <table:table-cell table:number-columns-repeated="1022"/>
        </table:table-row>
        <table:table-row table:style-name="ro1">
          <table:table-cell table:style-name="ce8" office:value-type="float" office:value="1702306">
            <text:p>17023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1">
            <text:p>17023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2">
            <text:p>17023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3">
            <text:p>1702313</text:p>
          </table:table-cell>
          <table:table-cell table:number-columns-repeated="1022"/>
        </table:table-row>
        <table:table-row table:style-name="ro1">
          <table:table-cell table:style-name="ce8" office:value-type="float" office:value="1702314">
            <text:p>1702314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1">
            <text:p>17023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322">
            <text:p>17023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0">
            <text:p>17024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1">
            <text:p>17024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2">
            <text:p>17024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403">
            <text:p>1702403</text:p>
          </table:table-cell>
          <table:table-cell table:number-columns-repeated="1022"/>
        </table:table-row>
        <table:table-row table:style-name="ro1">
          <table:table-cell table:style-name="ce8" office:value-type="float" office:value="1702410">
            <text:p>17024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420">
            <text:p>17024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0">
            <text:p>17025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1">
            <text:p>17025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502">
            <text:p>1702502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6">
            <text:p>1702606</text:p>
          </table:table-cell>
          <table:table-cell table:number-columns-repeated="1022"/>
        </table:table-row>
        <table:table-row table:style-name="ro1">
          <table:table-cell table:style-name="ce8" office:value-type="float" office:value="1702607">
            <text:p>1702607</text:p>
          </table:table-cell>
          <table:table-cell table:number-columns-repeated="1022"/>
        </table:table-row>
        <table:table-row table:style-name="ro1">
          <table:table-cell table:style-name="ce8" office:value-type="float" office:value="1702610">
            <text:p>17026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00">
            <text:p>17027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0">
            <text:p>170271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1">
            <text:p>170271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12">
            <text:p>170271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0">
            <text:p>170272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1">
            <text:p>170272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22">
            <text:p>170272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0">
            <text:p>170273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1">
            <text:p>170273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2">
            <text:p>170273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3">
            <text:p>170273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4">
            <text:p>170273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5">
            <text:p>170273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36">
            <text:p>170273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0">
            <text:p>170274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1">
            <text:p>170274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2">
            <text:p>170274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3">
            <text:p>1702743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4">
            <text:p>1702744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5">
            <text:p>1702745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6">
            <text:p>1702746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7">
            <text:p>1702747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8">
            <text:p>1702748</text:p>
          </table:table-cell>
          <table:table-cell table:number-columns-repeated="1022"/>
        </table:table-row>
        <table:table-row table:style-name="ro1">
          <table:table-cell table:style-name="ce8" office:value-type="float" office:value="1702749">
            <text:p>1702749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0">
            <text:p>170275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1">
            <text:p>170275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52">
            <text:p>170275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0">
            <text:p>170276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1">
            <text:p>170276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62">
            <text:p>170276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0">
            <text:p>170277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1">
            <text:p>1702771</text:p>
          </table:table-cell>
          <table:table-cell table:number-columns-repeated="1022"/>
        </table:table-row>
        <table:table-row table:style-name="ro1">
          <table:table-cell table:style-name="ce8" office:value-type="float" office:value="1702772">
            <text:p>1702772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0">
            <text:p>1702780</text:p>
          </table:table-cell>
          <table:table-cell table:number-columns-repeated="1022"/>
        </table:table-row>
        <table:table-row table:style-name="ro1">
          <table:table-cell table:style-name="ce8" office:value-type="float" office:value="1702781">
            <text:p>170278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0">
            <text:p>170280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01">
            <text:p>1702801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0">
            <text:p>17028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4">
            <text:p>1702894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5">
            <text:p>1702895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6">
            <text:p>17028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7">
            <text:p>1702897</text:p>
          </table:table-cell>
          <table:table-cell table:number-columns-repeated="1022"/>
        </table:table-row>
        <table:table-row table:style-name="ro1">
          <table:table-cell table:style-name="ce8" office:value-type="float" office:value="1702898">
            <text:p>17028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0">
            <text:p>17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6">
            <text:p>1702996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7">
            <text:p>1702997</text:p>
          </table:table-cell>
          <table:table-cell office:value-type="string">
            <text:p>Seath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702998">
            <text:p>17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702999">
            <text:p>1702999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0">
            <text:p>17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01">
            <text:p>17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0">
            <text:p>1704010</text:p>
          </table:table-cell>
          <table:table-cell table:number-columns-repeated="1022"/>
        </table:table-row>
        <table:table-row table:style-name="ro1">
          <table:table-cell table:style-name="ce8" office:value-type="float" office:value="1704011">
            <text:p>1704011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0_00_00</text:p>
          </table:table-cell>
          <table:table-cell table:style-name="ce5" office:value-type="string">
            <text:p>Kiln of the First Flame</text:p>
          </table:table-cell>
          <table:table-cell table:number-columns-repeated="1021"/>
        </table:table-row>
        <table:table-row table:style-name="ro1">
          <table:table-cell table:style-name="ce8" office:value-type="float" office:value="1802000">
            <text:p>1802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1">
            <text:p>1802001</text:p>
          </table:table-cell>
          <table:table-cell/>
          <table:table-cell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style-name="ce8" office:value-type="float" office:value="1802002">
            <text:p>1802002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3">
            <text:p>1802003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4">
            <text:p>1802004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5">
            <text:p>1802005</text:p>
          </table:table-cell>
          <table:table-cell table:number-columns-repeated="1022"/>
        </table:table-row>
        <table:table-row table:style-name="ro1">
          <table:table-cell table:style-name="ce8" office:value-type="float" office:value="1802006">
            <text:p>1802006</text:p>
          </table:table-cell>
          <table:table-cell table:number-columns-repeated="1022"/>
        </table:table-row>
        <table:table-row table:style-name="ro1">
          <table:table-cell table:style-name="ce8" office:value-type="float" office:value="1802050">
            <text:p>180205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00">
            <text:p>18021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10">
            <text:p>180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02120">
            <text:p>180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0">
            <text:p>180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02201">
            <text:p>180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0">
            <text:p>1802990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6">
            <text:p>1802996</text:p>
          </table:table-cell>
          <table:table-cell office:value-type="string">
            <text:p>Gwy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02997">
            <text:p>1802997</text:p>
          </table:table-cell>
          <table:table-cell table:number-columns-repeated="1022"/>
        </table:table-row>
        <table:table-row table:style-name="ro1">
          <table:table-cell table:style-name="ce8" office:value-type="float" office:value="1802998">
            <text:p>1802998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0">
            <text:p>1804000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1">
            <text:p>1804001</text:p>
          </table:table-cell>
          <table:table-cell table:number-columns-repeated="1022"/>
        </table:table-row>
        <table:table-row table:style-name="ro1">
          <table:table-cell table:style-name="ce8" office:value-type="float" office:value="1804002">
            <text:p>1804002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5"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0">
            <text:p>1812000</text:p>
          </table:table-cell>
          <table:table-cell office:value-type="string">
            <text:p>Teleport to mainland</text:p>
          </table:table-cell>
          <table:table-cell table:number-columns-repeated="1021"/>
        </table:table-row>
        <table:table-row table:style-name="ro1">
          <table:table-cell table:style-name="ce8" office:value-type="float" office:value="1812001">
            <text:p>18120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0">
            <text:p>18120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11">
            <text:p>18120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0">
            <text:p>18120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021">
            <text:p>18120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090">
            <text:p>18120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0">
            <text:p>1812100</text:p>
          </table:table-cell>
          <table:table-cell office:value-type="string">
            <text:p>Starting Cell</text:p>
          </table:table-cell>
          <table:table-cell table:number-columns-repeated="1021"/>
        </table:table-row>
        <table:table-row table:style-name="ro1">
          <table:table-cell table:style-name="ce8" office:value-type="float" office:value="1812101">
            <text:p>18121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102">
            <text:p>18121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110">
            <text:p>181211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0">
            <text:p>18121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121">
            <text:p>1812121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0">
            <text:p>18122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201">
            <text:p>18122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0">
            <text:p>18123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1">
            <text:p>1812301</text:p>
          </table:table-cell>
          <table:table-cell office:value-type="string">
            <text:p>Asylum Demon jump down spot</text:p>
          </table:table-cell>
          <table:table-cell table:number-columns-repeated="1021"/>
        </table:table-row>
        <table:table-row table:style-name="ro1">
          <table:table-cell table:style-name="ce8" office:value-type="float" office:value="1812302">
            <text:p>1812302</text:p>
          </table:table-cell>
          <table:table-cell table:number-columns-repeated="1022"/>
        </table:table-row>
        <table:table-row table:style-name="ro1">
          <table:table-cell table:style-name="ce8" office:value-type="float" office:value="1812305">
            <text:p>1812305</text:p>
          </table:table-cell>
          <table:table-cell table:number-columns-repeated="1022"/>
        </table:table-row>
        <table:table-row table:style-name="ro1">
          <table:table-cell table:style-name="ce8" office:value-type="float" office:value="1812311">
            <text:p>181231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20">
            <text:p>181232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0">
            <text:p>1812350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1">
            <text:p>1812351</text:p>
          </table:table-cell>
          <table:table-cell table:number-columns-repeated="1022"/>
        </table:table-row>
        <table:table-row table:style-name="ro1">
          <table:table-cell table:style-name="ce8" office:value-type="float" office:value="1812352">
            <text:p>1812352</text:p>
          </table:table-cell>
          <table:table-cell table:number-columns-repeated="1022"/>
        </table:table-row>
        <table:table-row table:style-name="ro1">
          <table:table-cell table:style-name="ce8" office:value-type="float" office:value="1812400">
            <text:p>18124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0">
            <text:p>1812600</text:p>
          </table:table-cell>
          <table:table-cell table:number-columns-repeated="1022"/>
        </table:table-row>
        <table:table-row table:style-name="ro1">
          <table:table-cell table:style-name="ce8" office:value-type="float" office:value="1812601">
            <text:p>1812601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0">
            <text:p>1812890</text:p>
          </table:table-cell>
          <table:table-cell table:number-columns-repeated="1022"/>
        </table:table-row>
        <table:table-row table:style-name="ro1">
          <table:table-cell table:style-name="ce8" office:value-type="float" office:value="1812896">
            <text:p>1812896</text:p>
          </table:table-cell>
          <table:table-cell table:number-columns-repeated="1022"/>
        </table:table-row>
        <table:table-row table:style-name="ro1">
          <table:table-cell table:style-name="ce8" office:value-type="float" office:value="1812990">
            <text:p>1812990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6">
            <text:p>1812996</text:p>
          </table:table-cell>
          <table:table-cell office:value-type="string">
            <text:p>Stray demon boss fight trigger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7">
            <text:p>1812997</text:p>
          </table:table-cell>
          <table:table-cell office:value-type="string">
            <text:p>Asylum Demon boss room</text:p>
          </table:table-cell>
          <table:table-cell table:number-columns-repeated="1021"/>
        </table:table-row>
        <table:table-row table:style-name="ro1">
          <table:table-cell table:style-name="ce8" office:value-type="float" office:value="1812998">
            <text:p>1812998</text:p>
          </table:table-cell>
          <table:table-cell table:number-columns-repeated="1022"/>
        </table:table-row>
        <table:table-row table:style-name="ro1" table:number-rows-repeated="104729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rpNextStage_Bonfire" table:style-name="ta1" table:print="false"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21" table:default-cell-style-name="ce2"/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00999">
            <text:p>1000999</text:p>
          </table:table-cell>
          <table:table-cell/>
          <table:table-cell office:value-type="string">
            <text:p>Depth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10998">
            <text:p>1010998</text:p>
          </table:table-cell>
          <table:table-cell/>
          <table:table-cell office:value-type="string">
            <text:p>Undead Burg (Pre-Dragon Scare)</text:p>
          </table:table-cell>
          <table:table-cell table:number-columns-repeated="1021"/>
        </table:table-row>
        <table:table-row table:style-name="ro2">
          <table:table-cell table:style-name="ce4" office:value-type="float" office:value="1010981">
            <text:p>1010981</text:p>
          </table:table-cell>
          <table:table-cell/>
          <table:table-cell office:value-type="string">
            <text:p>Sunlight Altar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020997">
            <text:p>1020997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020980">
            <text:p>1020980</text:p>
          </table:table-cell>
          <table:table-cell/>
          <table:table-cell office:value-type="string">
            <text:p>Firelink Shrin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100999">
            <text:p>1100999</text:p>
          </table:table-cell>
          <table:table-cell/>
          <table:table-cell office:value-type="string">
            <text:p>Painted World of Ariami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102980">
            <text:p>1102980</text:p>
          </table:table-cell>
          <table:table-cell/>
          <table:table-cell office:value-type="string">
            <text:p>Painted World of Ariamis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00999">
            <text:p>1200999</text:p>
          </table:table-cell>
          <table:table-cell/>
          <table:table-cell office:value-type="string">
            <text:p>Darkroot Garden (After Prowling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210998">
            <text:p>1210998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3">
            <text:p>1210983</text:p>
          </table:table-cell>
          <table:table-cell/>
          <table:table-cell office:value-type="string">
            <text:p>Sanctuary Garden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1">
            <text:p>1210981</text:p>
          </table:table-cell>
          <table:table-cell/>
          <table:table-cell office:value-type="string">
            <text:p>Oolacile Sanctuary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2">
            <text:p>1210982</text:p>
          </table:table-cell>
          <table:table-cell/>
          <table:table-cell office:value-type="string">
            <text:p>Oolacile Township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210970">
            <text:p>1210970</text:p>
          </table:table-cell>
          <table:table-cell/>
          <table:table-cell office:value-type="string">
            <text:p>Manus (Boss-room)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0">
            <text:p>1218210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1">
            <text:p>1218211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2">
            <text:p>1218212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3">
            <text:p>1218213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4">
            <text:p>1218214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15">
            <text:p>1218215</text:p>
          </table:table-cell>
          <table:table-cell/>
          <table:table-cell office:value-type="string">
            <text:p>Battle of Stoicism</text:p>
          </table:table-cell>
          <table:table-cell table:number-columns-repeated="1021"/>
        </table:table-row>
        <table:table-row table:style-name="ro2">
          <table:table-cell table:style-name="ce4" office:value-type="float" office:value="1218200">
            <text:p>1218200</text:p>
          </table:table-cell>
          <table:table-cell/>
          <table:table-cell office:value-type="string">
            <text:p>Battle of Stoicism Gazebo</text:p>
          </table:table-cell>
          <table:table-cell table:number-columns-repeated="1021"/>
        </table:table-row>
        <table:table-row table:style-name="ro2">
          <table:table-cell table:style-name="ce4" office:value-type="float" office:value="1210984">
            <text:p>1210984</text:p>
          </table:table-cell>
          <table:table-cell/>
          <table:table-cell office:value-type="string">
            <text:p>Oolacile Dungeo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00999">
            <text:p>1300999</text:p>
          </table:table-cell>
          <table:table-cell/>
          <table:table-cell office:value-type="string">
            <text:p>The Catacombs (Pre-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10998">
            <text:p>1310998</text:p>
          </table:table-cell>
          <table:table-cell/>
          <table:table-cell office:value-type="string">
            <text:p>Tomb of the Giants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310970">
            <text:p>1310970</text:p>
          </table:table-cell>
          <table:table-cell/>
          <table:table-cell office:value-type="string">
            <text:p>Tomb of the Giants (Nito Boss-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320997">
            <text:p>1320997</text:p>
          </table:table-cell>
          <table:table-cell/>
          <table:table-cell office:value-type="string">
            <text:p>The Great Hollow (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320980">
            <text:p>1320980</text:p>
          </table:table-cell>
          <table:table-cell/>
          <table:table-cell office:value-type="string">
            <text:p>Ash Lake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400999">
            <text:p>1400999</text:p>
          </table:table-cell>
          <table:table-cell/>
          <table:table-cell office:value-type="string">
            <text:p>Blighttown (Entrance)</text:p>
          </table:table-cell>
          <table:table-cell table:number-columns-repeated="1021"/>
        </table:table-row>
        <table:table-row table:style-name="ro2">
          <table:table-cell table:style-name="ce4" office:value-type="float" office:value="1400980">
            <text:p>1400980</text:p>
          </table:table-cell>
          <table:table-cell/>
          <table:table-cell office:value-type="string">
            <text:p>Quelaag's Domain (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410998">
            <text:p>1410998</text:p>
          </table:table-cell>
          <table:table-cell/>
          <table:table-cell office:value-type="string">
            <text:p>Demon Ruins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410980">
            <text:p>1410980</text:p>
          </table:table-cell>
          <table:table-cell/>
          <table:table-cell office:value-type="string">
            <text:p>Bed of Chaos (Drop into figh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00999">
            <text:p>1500999</text:p>
          </table:table-cell>
          <table:table-cell/>
          <table:table-cell office:value-type="string">
            <text:p>Sen's Fortress (Gat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510998">
            <text:p>1510998</text:p>
          </table:table-cell>
          <table:table-cell/>
          <table:table-cell office:value-type="string">
            <text:p>Anor Londo (Entrance)</text:p>
          </table:table-cell>
          <table:table-cell table:number-columns-repeated="1021"/>
        </table:table-row>
        <table:table-row table:style-name="ro3">
          <table:table-cell table:style-name="ce4" office:value-type="float" office:value="1510980">
            <text:p>1510980</text:p>
          </table:table-cell>
          <table:table-cell/>
          <table:table-cell office:value-type="string">
            <text:p>Anor Londo (1<text:span text:style-name="T1">st</text:span>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70">
            <text:p>1510970</text:p>
          </table:table-cell>
          <table:table-cell/>
          <table:table-cell office:value-type="string">
            <text:p>Anor Londo (Post O&amp;S Bonfire)</text:p>
          </table:table-cell>
          <table:table-cell table:number-columns-repeated="1021"/>
        </table:table-row>
        <table:table-row table:style-name="ro2">
          <table:table-cell table:style-name="ce4" office:value-type="float" office:value="1510982">
            <text:p>1510982</text:p>
          </table:table-cell>
          <table:table-cell/>
          <table:table-cell office:value-type="string">
            <text:p>Anor Londo (Gwyndolin Bonfir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600999">
            <text:p>1600999</text:p>
          </table:table-cell>
          <table:table-cell/>
          <table:table-cell office:value-type="string">
            <text:p>New Londo Ruins (Drain Lever)</text:p>
          </table:table-cell>
          <table:table-cell table:number-columns-repeated="1021"/>
        </table:table-row>
        <table:table-row table:style-name="ro2">
          <table:table-cell table:style-name="ce4" office:value-type="float" office:value="1600970">
            <text:p>1600970</text:p>
          </table:table-cell>
          <table:table-cell/>
          <table:table-cell office:value-type="string">
            <text:p>The Abyss (Four Kings Boss Room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700999">
            <text:p>1700999</text:p>
          </table:table-cell>
          <table:table-cell/>
          <table:table-cell office:value-type="string">
            <text:p>Duke's Archives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00999">
            <text:p>1800999</text:p>
          </table:table-cell>
          <table:table-cell/>
          <table:table-cell office:value-type="string">
            <text:p>Kiln of the First Flame (Entranc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1810998">
            <text:p>1810998</text:p>
          </table:table-cell>
          <table:table-cell/>
          <table:table-cell office:value-type="string">
            <text:p>Northern Undead Asylum (Cell)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office:value-type="string">
            <text:p>Rat</text:p>
          </table:table-cell>
          <table:table-cell table:number-columns-repeated="1022"/>
        </table:table-row>
        <table:table-row table:style-name="ro1">
          <table:table-cell office:value-type="string">
            <text:p>c1201</text:p>
          </table:table-cell>
          <table:table-cell office:value-type="string">
            <text:p>Small Rat</text:p>
          </table:table-cell>
          <table:table-cell table:number-columns-repeated="1022"/>
        </table:table-row>
        <table:table-row table:style-name="ro1">
          <table:table-cell office:value-type="string">
            <text:p>c1202</text:p>
          </table:table-cell>
          <table:table-cell office:value-type="string">
            <text:p>Large Rat</text:p>
          </table:table-cell>
          <table:table-cell table:number-columns-repeated="1022"/>
        </table:table-row>
        <table:table-row table:style-name="ro1">
          <table:table-cell office:value-type="string">
            <text:p>c1203</text:p>
          </table:table-cell>
          <table:table-cell office:value-type="string">
            <text:p>Snow Rat</text:p>
          </table:table-cell>
          <table:table-cell table:number-columns-repeated="1022"/>
        </table:table-row>
        <table:table-row table:style-name="ro1">
          <table:table-cell office:value-type="string">
            <text:p>c2060</text:p>
          </table:table-cell>
          <table:table-cell office:value-type="string">
            <text:p>Infested Ghoul</text:p>
          </table:table-cell>
          <table:table-cell table:number-columns-repeated="1022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office:value-type="string">
            <text:p>Batwing Demon</text:p>
          </table:table-cell>
          <table:table-cell table:number-columns-repeated="1022"/>
        </table:table-row>
        <table:table-row table:style-name="ro1">
          <table:table-cell office:value-type="string">
            <text:p>c2270</text:p>
          </table:table-cell>
          <table:table-cell office:value-type="string">
            <text:p>Mushroom Parent</text:p>
          </table:table-cell>
          <table:table-cell table:number-columns-repeated="1022"/>
        </table:table-row>
        <table:table-row table:style-name="ro1">
          <table:table-cell office:value-type="string">
            <text:p>c2280</text:p>
          </table:table-cell>
          <table:table-cell office:value-type="string">
            <text:p>Mushroom Child</text:p>
          </table:table-cell>
          <table:table-cell table:number-columns-repeated="1022"/>
        </table:table-row>
        <table:table-row table:style-name="ro1">
          <table:table-cell office:value-type="string">
            <text:p>c2290</text:p>
          </table:table-cell>
          <table:table-cell office:value-type="string">
            <text:p>Prototype Chained Prisoner</text:p>
          </table:table-cell>
          <table:table-cell table:number-columns-repeated="1022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office:value-type="string">
            <text:p>Crow Demon</text:p>
          </table:table-cell>
          <table:table-cell table:number-columns-repeated="1022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office:value-type="string">
            <text:p>Demonic Foliage</text:p>
          </table:table-cell>
          <table:table-cell table:number-columns-repeated="1022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office:value-type="string">
            <text:p>Channeler</text:p>
          </table:table-cell>
          <table:table-cell table:number-columns-repeated="1022"/>
        </table:table-row>
        <table:table-row table:style-name="ro1">
          <table:table-cell office:value-type="string">
            <text:p>c2380</text:p>
          </table:table-cell>
          <table:table-cell office:value-type="string">
            <text:p>Giant Stone Knight</text:p>
          </table:table-cell>
          <table:table-cell table:number-columns-repeated="1022"/>
        </table:table-row>
        <table:table-row table:style-name="ro1">
          <table:table-cell office:value-type="string">
            <text:p>c2390</text:p>
          </table:table-cell>
          <table:table-cell office:value-type="string">
            <text:p>Darkwraith</text:p>
          </table:table-cell>
          <table:table-cell table:number-columns-repeated="1022"/>
        </table:table-row>
        <table:table-row table:style-name="ro1">
          <table:table-cell office:value-type="string">
            <text:p>c2400</text:p>
          </table:table-cell>
          <table:table-cell office:value-type="string">
            <text:p>Painting Guardian</text:p>
          </table:table-cell>
          <table:table-cell table:number-columns-repeated="1022"/>
        </table:table-row>
        <table:table-row table:style-name="ro1">
          <table:table-cell office:value-type="string">
            <text:p>c2410</text:p>
          </table:table-cell>
          <table:table-cell office:value-type="string">
            <text:p>Silver Knight (Sword)</text:p>
          </table:table-cell>
          <table:table-cell table:number-columns-repeated="1022"/>
        </table:table-row>
        <table:table-row table:style-name="ro1">
          <table:table-cell office:value-type="string">
            <text:p>c2430</text:p>
          </table:table-cell>
          <table:table-cell office:value-type="string">
            <text:p>Demonic Statue</text:p>
          </table:table-cell>
          <table:table-cell table:number-columns-repeated="1022"/>
        </table:table-row>
        <table:table-row table:style-name="ro1">
          <table:table-cell office:value-type="string">
            <text:p>c2500</text:p>
          </table:table-cell>
          <table:table-cell office:value-type="string">
            <text:p>Hollow</text:p>
          </table:table-cell>
          <table:table-cell table:number-columns-repeated="1022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office:value-type="string">
            <text:p>Undead Merchant</text:p>
          </table:table-cell>
          <table:table-cell table:number-columns-repeated="1022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office:value-type="string">
            <text:p>Undead Assassin</text:p>
          </table:table-cell>
          <table:table-cell table:number-columns-repeated="1022"/>
        </table:table-row>
        <table:table-row table:style-name="ro1">
          <table:table-cell office:value-type="string">
            <text:p>c2530</text:p>
          </table:table-cell>
          <table:table-cell office:value-type="string">
            <text:p>Blowdart Sniper</text:p>
          </table:table-cell>
          <table:table-cell table:number-columns-repeated="1022"/>
        </table:table-row>
        <table:table-row table:style-name="ro1">
          <table:table-cell office:value-type="string">
            <text:p>c2540</text:p>
          </table:table-cell>
          <table:table-cell office:value-type="string">
            <text:p>Armored Hollow</text:p>
          </table:table-cell>
          <table:table-cell table:number-columns-repeated="1022"/>
        </table:table-row>
        <table:table-row table:style-name="ro1">
          <table:table-cell office:value-type="string">
            <text:p>c2550</text:p>
          </table:table-cell>
          <table:table-cell office:value-type="string">
            <text:p>Undead Soldier</text:p>
          </table:table-cell>
          <table:table-cell table:number-columns-repeated="1022"/>
        </table:table-row>
        <table:table-row table:style-name="ro1">
          <table:table-cell office:value-type="string">
            <text:p>c2560</text:p>
          </table:table-cell>
          <table:table-cell office:value-type="string">
            <text:p>Balder Knight</text:p>
          </table:table-cell>
          <table:table-cell table:number-columns-repeated="1022"/>
        </table:table-row>
        <table:table-row table:style-name="ro1">
          <table:table-cell office:value-type="string">
            <text:p>c2570</text:p>
          </table:table-cell>
          <table:table-cell office:value-type="string">
            <text:p>Berenike Knight</text:p>
          </table:table-cell>
          <table:table-cell table:number-columns-repeated="1022"/>
        </table:table-row>
        <table:table-row table:style-name="ro1">
          <table:table-cell office:value-type="string">
            <text:p>c2590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591</text:p>
          </table:table-cell>
          <table:table-cell office:value-type="string">
            <text:p>Prototype Marvelous Chester</text:p>
          </table:table-cell>
          <table:table-cell table:number-columns-repeated="1022"/>
        </table:table-row>
        <table:table-row table:style-name="ro1">
          <table:table-cell office:value-type="string">
            <text:p>c2600</text:p>
          </table:table-cell>
          <table:table-cell office:value-type="string">
            <text:p>Prototype Young Beatrice</text:p>
          </table:table-cell>
          <table:table-cell table:number-columns-repeated="1022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office:value-type="string">
            <text:p>Necromancer</text:p>
          </table:table-cell>
          <table:table-cell table:number-columns-repeated="1022"/>
        </table:table-row>
        <table:table-row table:style-name="ro1">
          <table:table-cell office:value-type="string">
            <text:p>c2660</text:p>
          </table:table-cell>
          <table:table-cell office:value-type="string">
            <text:p>Butcher</text:p>
          </table:table-cell>
          <table:table-cell table:number-columns-repeated="1022"/>
        </table:table-row>
        <table:table-row table:style-name="ro1">
          <table:table-cell office:value-type="string">
            <text:p>c2670</text:p>
          </table:table-cell>
          <table:table-cell office:value-type="string">
            <text:p>Ghost (Male)</text:p>
          </table:table-cell>
          <table:table-cell table:number-columns-repeated="1022"/>
        </table:table-row>
        <table:table-row table:style-name="ro1">
          <table:table-cell office:value-type="string">
            <text:p>c2680</text:p>
          </table:table-cell>
          <table:table-cell office:value-type="string">
            <text:p>Ghost (Female)</text:p>
          </table:table-cell>
          <table:table-cell table:number-columns-repeated="1022"/>
        </table:table-row>
        <table:table-row table:style-name="ro1">
          <table:table-cell office:value-type="string">
            <text:p>c2690</text:p>
          </table:table-cell>
          <table:table-cell office:value-type="string">
            <text:p>Serpent Soldier</text:p>
          </table:table-cell>
          <table:table-cell table:number-columns-repeated="1022"/>
        </table:table-row>
        <table:table-row table:style-name="ro1">
          <table:table-cell office:value-type="string">
            <text:p>c2700</text:p>
          </table:table-cell>
          <table:table-cell office:value-type="string">
            <text:p>Serpent Mage</text:p>
          </table:table-cell>
          <table:table-cell table:number-columns-repeated="1022"/>
        </table:table-row>
        <table:table-row table:style-name="ro1">
          <table:table-cell office:value-type="string">
            <text:p>c2710</text:p>
          </table:table-cell>
          <table:table-cell office:value-type="string">
            <text:p>Crystal Golem</text:p>
          </table:table-cell>
          <table:table-cell table:number-columns-repeated="1022"/>
        </table:table-row>
        <table:table-row table:style-name="ro1">
          <table:table-cell office:value-type="string">
            <text:p>c2711</text:p>
          </table:table-cell>
          <table:table-cell office:value-type="string">
            <text:p>Golden Crystal Golem</text:p>
          </table:table-cell>
          <table:table-cell table:number-columns-repeated="1022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office:value-type="string">
            <text:p>Priscilla's Tail</text:p>
          </table:table-cell>
          <table:table-cell table:number-columns-repeated="1022"/>
        </table:table-row>
        <table:table-row table:style-name="ro1">
          <table:table-cell office:value-type="string">
            <text:p>c2750</text:p>
          </table:table-cell>
          <table:table-cell office:value-type="string">
            <text:p>Anastacia of Astora</text:p>
          </table:table-cell>
          <table:table-cell table:number-columns-repeated="1022"/>
        </table:table-row>
        <table:table-row table:style-name="ro1">
          <table:table-cell office:value-type="string">
            <text:p>c2780</text:p>
          </table:table-cell>
          <table:table-cell office:value-type="string">
            <text:p>Mimic</text:p>
          </table:table-cell>
          <table:table-cell table:number-columns-repeated="1022"/>
        </table:table-row>
        <table:table-row table:style-name="ro1">
          <table:table-cell office:value-type="string">
            <text:p>c2790</text:p>
          </table:table-cell>
          <table:table-cell office:value-type="string">
            <text:p>Black Knight (Sword)</text:p>
          </table:table-cell>
          <table:table-cell table:number-columns-repeated="1022"/>
        </table:table-row>
        <table:table-row table:style-name="ro1">
          <table:table-cell office:value-type="string">
            <text:p>c2791</text:p>
          </table:table-cell>
          <table:table-cell office:value-type="string">
            <text:p>Black Knight (Great Sword)</text:p>
          </table:table-cell>
          <table:table-cell table:number-columns-repeated="1022"/>
        </table:table-row>
        <table:table-row table:style-name="ro1">
          <table:table-cell office:value-type="string">
            <text:p>c2792</text:p>
          </table:table-cell>
          <table:table-cell office:value-type="string">
            <text:p>Black Knight (Axe)</text:p>
          </table:table-cell>
          <table:table-cell table:number-columns-repeated="1022"/>
        </table:table-row>
        <table:table-row table:style-name="ro1">
          <table:table-cell office:value-type="string">
            <text:p>c2793</text:p>
          </table:table-cell>
          <table:table-cell office:value-type="string">
            <text:p>Black Knight (Halberd)</text:p>
          </table:table-cell>
          <table:table-cell table:number-columns-repeated="1022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office:value-type="string">
            <text:p>Undead Crystal Soldier</text:p>
          </table:table-cell>
          <table:table-cell table:number-columns-repeated="1022"/>
        </table:table-row>
        <table:table-row table:style-name="ro1">
          <table:table-cell office:value-type="string">
            <text:p>c2810</text:p>
          </table:table-cell>
          <table:table-cell office:value-type="string">
            <text:p>Infested Barbarian (Club)</text:p>
          </table:table-cell>
          <table:table-cell table:number-columns-repeated="1022"/>
        </table:table-row>
        <table:table-row table:style-name="ro1">
          <table:table-cell office:value-type="string">
            <text:p>c2811</text:p>
          </table:table-cell>
          <table:table-cell office:value-type="string">
            <text:p>Infested Barbarian (Boulder)</text:p>
          </table:table-cell>
          <table:table-cell table:number-columns-repeated="1022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office:value-type="string">
            <text:p>Prototype Claw Hollow</text:p>
          </table:table-cell>
          <table:table-cell table:number-columns-repeated="1022"/>
        </table:table-row>
        <table:table-row table:style-name="ro1">
          <table:table-cell office:value-type="string">
            <text:p>c2830</text:p>
          </table:table-cell>
          <table:table-cell office:value-type="string">
            <text:p>Phalanx</text:p>
          </table:table-cell>
          <table:table-cell table:number-columns-repeated="1022"/>
        </table:table-row>
        <table:table-row table:style-name="ro1">
          <table:table-cell office:value-type="string">
            <text:p>c2840</text:p>
          </table:table-cell>
          <table:table-cell office:value-type="string">
            <text:p>Engorged Zombie</text:p>
          </table:table-cell>
          <table:table-cell table:number-columns-repeated="1022"/>
        </table:table-row>
        <table:table-row table:style-name="ro1">
          <table:table-cell office:value-type="string">
            <text:p>c2860</text:p>
          </table:table-cell>
          <table:table-cell office:value-type="string">
            <text:p>Giant</text:p>
          </table:table-cell>
          <table:table-cell table:number-columns-repeated="1022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office:value-type="string">
            <text:p>Royal Sentinal</text:p>
          </table:table-cell>
          <table:table-cell table:number-columns-repeated="1022"/>
        </table:table-row>
        <table:table-row table:style-name="ro1">
          <table:table-cell office:value-type="string">
            <text:p>c2900</text:p>
          </table:table-cell>
          <table:table-cell office:value-type="string">
            <text:p>Skeleton</text:p>
          </table:table-cell>
          <table:table-cell table:number-columns-repeated="1022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office:value-type="string">
            <text:p>Giant Skeleton</text:p>
          </table:table-cell>
          <table:table-cell table:number-columns-repeated="1022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office:value-type="string">
            <text:p>Bonewheel Skeleton</text:p>
          </table:table-cell>
          <table:table-cell table:number-columns-repeated="1022"/>
        </table:table-row>
        <table:table-row table:style-name="ro1">
          <table:table-cell office:value-type="string">
            <text:p>c2940</text:p>
          </table:table-cell>
          <table:table-cell office:value-type="string">
            <text:p>Skelton Baby</text:p>
          </table:table-cell>
          <table:table-cell table:number-columns-repeated="1022"/>
        </table:table-row>
        <table:table-row table:style-name="ro1">
          <table:table-cell office:value-type="string">
            <text:p>c2950</text:p>
          </table:table-cell>
          <table:table-cell office:value-type="string">
            <text:p>Skeleton Beast</text:p>
          </table:table-cell>
          <table:table-cell table:number-columns-repeated="1022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office:value-type="string">
            <text:p>Giant Mosquito</text:p>
          </table:table-cell>
          <table:table-cell table:number-columns-repeated="1022"/>
        </table:table-row>
        <table:table-row table:style-name="ro1">
          <table:table-cell office:value-type="string">
            <text:p>c3110</text:p>
          </table:table-cell>
          <table:table-cell office:value-type="string">
            <text:p>Demon's Souls Crystal Lizard</text:p>
          </table:table-cell>
          <table:table-cell table:number-columns-repeated="1022"/>
        </table:table-row>
        <table:table-row table:style-name="ro1">
          <table:table-cell office:value-type="string">
            <text:p>c3200</text:p>
          </table:table-cell>
          <table:table-cell office:value-type="string">
            <text:p>Slime</text:p>
          </table:table-cell>
          <table:table-cell table:number-columns-repeated="1022"/>
        </table:table-row>
        <table:table-row table:style-name="ro1">
          <table:table-cell office:value-type="string">
            <text:p>c3210</text:p>
          </table:table-cell>
          <table:table-cell office:value-type="string">
            <text:p>Egg Carrier</text:p>
          </table:table-cell>
          <table:table-cell table:number-columns-repeated="1022"/>
        </table:table-row>
        <table:table-row table:style-name="ro1">
          <table:table-cell office:value-type="string">
            <text:p>c3220</text:p>
          </table:table-cell>
          <table:table-cell office:value-type="string">
            <text:p>Vile Maggot</text:p>
          </table:table-cell>
          <table:table-cell table:number-columns-repeated="1022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office:value-type="string">
            <text:p>Chaos Eater</text:p>
          </table:table-cell>
          <table:table-cell table:number-columns-repeated="1022"/>
        </table:table-row>
        <table:table-row table:style-name="ro1">
          <table:table-cell office:value-type="string">
            <text:p>c3250</text:p>
          </table:table-cell>
          <table:table-cell office:value-type="string">
            <text:p>Man-Eater Shell</text:p>
          </table:table-cell>
          <table:table-cell table:number-columns-repeated="1022"/>
        </table:table-row>
        <table:table-row table:style-name="ro1">
          <table:table-cell office:value-type="string">
            <text:p>c3270</text:p>
          </table:table-cell>
          <table:table-cell office:value-type="string">
            <text:p>Basilisk</text:p>
          </table:table-cell>
          <table:table-cell table:number-columns-repeated="1022"/>
        </table:table-row>
        <table:table-row table:style-name="ro1">
          <table:table-cell office:value-type="string">
            <text:p>c3290</text:p>
          </table:table-cell>
          <table:table-cell office:value-type="string">
            <text:p>Brain Bug</text:p>
          </table:table-cell>
          <table:table-cell table:number-columns-repeated="1022"/>
        </table:table-row>
        <table:table-row table:style-name="ro1">
          <table:table-cell office:value-type="string">
            <text:p>c3300</text:p>
          </table:table-cell>
          <table:table-cell office:value-type="string">
            <text:p>Crystal Lizard</text:p>
          </table:table-cell>
          <table:table-cell table:number-columns-repeated="1022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office:value-type="string">
            <text:p>Pisaca</text:p>
          </table:table-cell>
          <table:table-cell table:number-columns-repeated="1022"/>
        </table:table-row>
        <table:table-row table:style-name="ro1">
          <table:table-cell office:value-type="string">
            <text:p>c3340</text:p>
          </table:table-cell>
          <table:table-cell office:value-type="string">
            <text:p>Undead Attack Dog</text:p>
          </table:table-cell>
          <table:table-cell table:number-columns-repeated="1022"/>
        </table:table-row>
        <table:table-row table:style-name="ro1">
          <table:table-cell office:value-type="string">
            <text:p>c3341</text:p>
          </table:table-cell>
          <table:table-cell office:value-type="string">
            <text:p>Flaming Attack Dog</text:p>
          </table:table-cell>
          <table:table-cell table:number-columns-repeated="1022"/>
        </table:table-row>
        <table:table-row table:style-name="ro1">
          <table:table-cell office:value-type="string">
            <text:p>c3350</text:p>
          </table:table-cell>
          <table:table-cell office:value-type="string">
            <text:p>Possessed Tree</text:p>
          </table:table-cell>
          <table:table-cell table:number-columns-repeated="1022"/>
        </table:table-row>
        <table:table-row table:style-name="ro1">
          <table:table-cell office:value-type="string">
            <text:p>c3370</text:p>
          </table:table-cell>
          <table:table-cell office:value-type="string">
            <text:p>Tree Lizard</text:p>
          </table:table-cell>
          <table:table-cell table:number-columns-repeated="1022"/>
        </table:table-row>
        <table:table-row table:style-name="ro1">
          <table:table-cell office:value-type="string">
            <text:p>c3380</text:p>
          </table:table-cell>
          <table:table-cell office:value-type="string">
            <text:p>Giant Leech</text:p>
          </table:table-cell>
          <table:table-cell table:number-columns-repeated="1022"/>
        </table:table-row>
        <table:table-row table:style-name="ro1">
          <table:table-cell office:value-type="string">
            <text:p>c3390</text:p>
          </table:table-cell>
          <table:table-cell office:value-type="string">
            <text:p>Burrowing Rockworm</text:p>
          </table:table-cell>
          <table:table-cell table:number-columns-repeated="1022"/>
        </table:table-row>
        <table:table-row table:style-name="ro1">
          <table:table-cell office:value-type="string">
            <text:p>c3400</text:p>
          </table:table-cell>
          <table:table-cell office:value-type="string">
            <text:p>Crag-Spider</text:p>
          </table:table-cell>
          <table:table-cell table:number-columns-repeated="1022"/>
        </table:table-row>
        <table:table-row table:style-name="ro1">
          <table:table-cell office:value-type="string">
            <text:p>c3410</text:p>
          </table:table-cell>
          <table:table-cell office:value-type="string">
            <text:p>Frog-Ray</text:p>
          </table:table-cell>
          <table:table-cell table:number-columns-repeated="1022"/>
        </table:table-row>
        <table:table-row table:style-name="ro1">
          <table:table-cell office:value-type="string">
            <text:p>c3420</text:p>
          </table:table-cell>
          <table:table-cell office:value-type="string">
            <text:p>Undead Dragon</text:p>
          </table:table-cell>
          <table:table-cell table:number-columns-repeated="1022"/>
        </table:table-row>
        <table:table-row table:style-name="ro1">
          <table:table-cell office:value-type="string">
            <text:p>c3421</text:p>
          </table:table-cell>
          <table:table-cell office:value-type="string">
            <text:p>Bounding Demon of Izalith</text:p>
          </table:table-cell>
          <table:table-cell table:number-columns-repeated="1022"/>
        </table:table-row>
        <table:table-row table:style-name="ro1">
          <table:table-cell office:value-type="string">
            <text:p>c3422</text:p>
          </table:table-cell>
          <table:table-cell office:value-type="string">
            <text:p>Undead Dragon's Wing</text:p>
          </table:table-cell>
          <table:table-cell table:number-columns-repeated="1022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office:value-type="string">
            <text:p>Hellkite Drake's Tail</text:p>
          </table:table-cell>
          <table:table-cell table:number-columns-repeated="1022"/>
        </table:table-row>
        <table:table-row table:style-name="ro1">
          <table:table-cell office:value-type="string">
            <text:p>c3440</text:p>
          </table:table-cell>
          <table:table-cell office:value-type="string">
            <text:p>Prototype Kalameet</text:p>
          </table:table-cell>
          <table:table-cell table:number-columns-repeated="1022"/>
        </table:table-row>
        <table:table-row table:style-name="ro1">
          <table:table-cell office:value-type="string">
            <text:p>c3450</text:p>
          </table:table-cell>
          <table:table-cell office:value-type="string">
            <text:p>Everlasting Dragon</text:p>
          </table:table-cell>
          <table:table-cell table:number-columns-repeated="1022"/>
        </table:table-row>
        <table:table-row table:style-name="ro1">
          <table:table-cell office:value-type="string">
            <text:p>c3451</text:p>
          </table:table-cell>
          <table:table-cell office:value-type="string">
            <text:p>Everlasting Dragon's Tail</text:p>
          </table:table-cell>
          <table:table-cell table:number-columns-repeated="1022"/>
        </table:table-row>
        <table:table-row table:style-name="ro1">
          <table:table-cell office:value-type="string">
            <text:p>c3460</text:p>
          </table:table-cell>
          <table:table-cell office:value-type="string">
            <text:p>Armored Tusk</text:p>
          </table:table-cell>
          <table:table-cell table:number-columns-repeated="1022"/>
        </table:table-row>
        <table:table-row table:style-name="ro1">
          <table:table-cell office:value-type="string">
            <text:p>c3461</text:p>
          </table:table-cell>
          <table:table-cell office:value-type="string">
            <text:p>Armored Tusk (Reinforced)</text:p>
          </table:table-cell>
          <table:table-cell table:number-columns-repeated="1022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office:value-type="string">
            <text:p>Prototype 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office:value-type="string">
            <text:p>Chaos Bug</text:p>
          </table:table-cell>
          <table:table-cell table:number-columns-repeated="1022"/>
        </table:table-row>
        <table:table-row table:style-name="ro1">
          <table:table-cell office:value-type="string">
            <text:p>c3490</text:p>
          </table:table-cell>
          <table:table-cell office:value-type="string">
            <text:p>Good Vagrant</text:p>
          </table:table-cell>
          <table:table-cell table:number-columns-repeated="1022"/>
        </table:table-row>
        <table:table-row table:style-name="ro1">
          <table:table-cell office:value-type="string">
            <text:p>c3491</text:p>
          </table:table-cell>
          <table:table-cell office:value-type="string">
            <text:p>Evil Vagrant</text:p>
          </table:table-cell>
          <table:table-cell table:number-columns-repeated="1022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office:value-type="string">
            <text:p>Mass of Souls</text:p>
          </table:table-cell>
          <table:table-cell table:number-columns-repeated="1022"/>
        </table:table-row>
        <table:table-row table:style-name="ro1">
          <table:table-cell office:value-type="string">
            <text:p>c3501</text:p>
          </table:table-cell>
          <table:table-cell office:value-type="string">
            <text:p>Wisp</text:p>
          </table:table-cell>
          <table:table-cell table:number-columns-repeated="1022"/>
        </table:table-row>
        <table:table-row table:style-name="ro1">
          <table:table-cell office:value-type="string">
            <text:p>c3510</text:p>
          </table:table-cell>
          <table:table-cell office:value-type="string">
            <text:p>Asylum Transport Crow</text:p>
          </table:table-cell>
          <table:table-cell table:number-columns-repeated="1022"/>
        </table:table-row>
        <table:table-row table:style-name="ro1">
          <table:table-cell office:value-type="string">
            <text:p>c3511</text:p>
          </table:table-cell>
          <table:table-cell office:value-type="string">
            <text:p>Crow (cutscene version)</text:p>
          </table:table-cell>
          <table:table-cell table:number-columns-repeated="1022"/>
        </table:table-row>
        <table:table-row table:style-name="ro1">
          <table:table-cell office:value-type="string">
            <text:p>c3520</text:p>
          </table:table-cell>
          <table:table-cell office:value-type="string">
            <text:p>Drake</text:p>
          </table:table-cell>
          <table:table-cell table:number-columns-repeated="1022"/>
        </table:table-row>
        <table:table-row table:style-name="ro1">
          <table:table-cell office:value-type="string">
            <text:p>c3530</text:p>
          </table:table-cell>
          <table:table-cell office:value-type="string">
            <text:p>Hydra</text:p>
          </table:table-cell>
          <table:table-cell table:number-columns-repeated="1022"/>
        </table:table-row>
        <table:table-row table:style-name="ro1">
          <table:table-cell office:value-type="string">
            <text:p>c3531</text:p>
          </table:table-cell>
          <table:table-cell office:value-type="string">
            <text:p>Hydra Head</text:p>
          </table:table-cell>
          <table:table-cell table:number-columns-repeated="1022"/>
        </table:table-row>
        <table:table-row table:style-name="ro1">
          <table:table-cell office:value-type="string">
            <text:p>c4090</text:p>
          </table:table-cell>
          <table:table-cell office:value-type="string">
            <text:p>Marvelous Chester</text:p>
          </table:table-cell>
          <table:table-cell table:number-columns-repeated="1022"/>
        </table:table-row>
        <table:table-row table:style-name="ro1">
          <table:table-cell office:value-type="string">
            <text:p>c4091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5</text:p>
          </table:table-cell>
          <table:table-cell office:value-type="string">
            <text:p>Alternate Chester</text:p>
          </table:table-cell>
          <table:table-cell table:number-columns-repeated="1022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office:value-type="string">
            <text:p>Hawkeye Gough</text:p>
          </table:table-cell>
          <table:table-cell table:number-columns-repeated="1022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office:value-type="string">
            <text:p>Stone Guardian</text:p>
          </table:table-cell>
          <table:table-cell table:number-columns-repeated="1022"/>
        </table:table-row>
        <table:table-row table:style-name="ro1">
          <table:table-cell office:value-type="string">
            <text:p>c4130</text:p>
          </table:table-cell>
          <table:table-cell office:value-type="string">
            <text:p>Scarecrow</text:p>
          </table:table-cell>
          <table:table-cell table:number-columns-repeated="1022"/>
        </table:table-row>
        <table:table-row table:style-name="ro1">
          <table:table-cell office:value-type="string">
            <text:p>c4140</text:p>
          </table:table-cell>
          <table:table-cell office:value-type="string">
            <text:p>Elizabeth</text:p>
          </table:table-cell>
          <table:table-cell table:number-columns-repeated="1022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office:value-type="string">
            <text:p>Bloathead</text:p>
          </table:table-cell>
          <table:table-cell table:number-columns-repeated="1022"/>
        </table:table-row>
        <table:table-row table:style-name="ro1">
          <table:table-cell office:value-type="string">
            <text:p>c4160</text:p>
          </table:table-cell>
          <table:table-cell office:value-type="string">
            <text:p>Bloadhead Sorcerer</text:p>
          </table:table-cell>
          <table:table-cell table:number-columns-repeated="1022"/>
        </table:table-row>
        <table:table-row table:style-name="ro1">
          <table:table-cell office:value-type="string">
            <text:p>c4170</text:p>
          </table:table-cell>
          <table:table-cell office:value-type="string">
            <text:p>Humanity Phantom (small)</text:p>
          </table:table-cell>
          <table:table-cell table:number-columns-repeated="1022"/>
        </table:table-row>
        <table:table-row table:style-name="ro1">
          <table:table-cell office:value-type="string">
            <text:p>c4171</text:p>
          </table:table-cell>
          <table:table-cell office:value-type="string">
            <text:p>Humanity Phantom (medium)</text:p>
          </table:table-cell>
          <table:table-cell table:number-columns-repeated="1022"/>
        </table:table-row>
        <table:table-row table:style-name="ro1">
          <table:table-cell office:value-type="string">
            <text:p>c4172</text:p>
          </table:table-cell>
          <table:table-cell office:value-type="string">
            <text:p>Humanity Phantom (large)</text:p>
          </table:table-cell>
          <table:table-cell table:number-columns-repeated="1022"/>
        </table:table-row>
        <table:table-row table:style-name="ro1">
          <table:table-cell office:value-type="string">
            <text:p>c4180</text:p>
          </table:table-cell>
          <table:table-cell office:value-type="string">
            <text:p>Chained Prisoner</text:p>
          </table:table-cell>
          <table:table-cell table:number-columns-repeated="1022"/>
        </table:table-row>
        <table:table-row table:style-name="ro1">
          <table:table-cell office:value-type="string">
            <text:p>c4190</text:p>
          </table:table-cell>
          <table:table-cell office:value-type="string">
            <text:p>Attack Dog (DLC)</text:p>
          </table:table-cell>
          <table:table-cell table:number-columns-repeated="1022"/>
        </table:table-row>
        <table:table-row table:style-name="ro1">
          <table:table-cell office:value-type="string">
            <text:p>c4500</text:p>
          </table:table-cell>
          <table:table-cell office:value-type="string">
            <text:p>Manus</text:p>
          </table:table-cell>
          <table:table-cell table:number-columns-repeated="1022"/>
        </table:table-row>
        <table:table-row table:style-name="ro1">
          <table:table-cell office:value-type="string">
            <text:p>c4510</text:p>
          </table:table-cell>
          <table:table-cell office:value-type="string">
            <text:p>Black Dragon Kalameet</text:p>
          </table:table-cell>
          <table:table-cell table:number-columns-repeated="1022"/>
        </table:table-row>
        <table:table-row table:style-name="ro1">
          <table:table-cell office:value-type="string">
            <text:p>c4511</text:p>
          </table:table-cell>
          <table:table-cell office:value-type="string">
            <text:p>Kalameet's Tail</text:p>
          </table:table-cell>
          <table:table-cell table:number-columns-repeated="1022"/>
        </table:table-row>
        <table:table-row table:style-name="ro1">
          <table:table-cell office:value-type="string">
            <text:p>c4520</text:p>
          </table:table-cell>
          <table:table-cell office:value-type="string">
            <text:p>Young Sif</text:p>
          </table:table-cell>
          <table:table-cell table:number-columns-repeated="1022"/>
        </table:table-row>
        <table:table-row table:style-name="ro1">
          <table:table-cell office:value-type="string">
            <text:p>c4530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4531</text:p>
          </table:table-cell>
          <table:table-cell office:value-type="string">
            <text:p>Young Alvina</text:p>
          </table:table-cell>
          <table:table-cell table:number-columns-repeated="1022"/>
        </table:table-row>
        <table:table-row table:style-name="ro1">
          <table:table-cell office:value-type="string">
            <text:p>c5200</text:p>
          </table:table-cell>
          <table:table-cell office:value-type="string">
            <text:p>Centipede Demon</text:p>
          </table:table-cell>
          <table:table-cell table:number-columns-repeated="1022"/>
        </table:table-row>
        <table:table-row table:style-name="ro1">
          <table:table-cell office:value-type="string">
            <text:p>c5201</text:p>
          </table:table-cell>
          <table:table-cell office:value-type="string">
            <text:p>Centipede Demon's Arm</text:p>
          </table:table-cell>
          <table:table-cell table:number-columns-repeated="1022"/>
        </table:table-row>
        <table:table-row table:style-name="ro1">
          <table:table-cell office:value-type="string">
            <text:p>c5202</text:p>
          </table:table-cell>
          <table:table-cell office:value-type="string">
            <text:p>Centipede Demon's Tail</text:p>
          </table:table-cell>
          <table:table-cell table:number-columns-repeated="1022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office:value-type="string">
            <text:p>Prototype Bed of Chaos</text:p>
          </table:table-cell>
          <table:table-cell table:number-columns-repeated="1022"/>
        </table:table-row>
        <table:table-row table:style-name="ro1">
          <table:table-cell office:value-type="string">
            <text:p>c5240</text:p>
          </table:table-cell>
          <table:table-cell office:value-type="string">
            <text:p>Parasitic Wall Hugger</text:p>
          </table:table-cell>
          <table:table-cell table:number-columns-repeated="1022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office:value-type="string">
            <text:p>Gaping Dragon's Tail</text:p>
          </table:table-cell>
          <table:table-cell table:number-columns-repeated="1022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office:value-type="string">
            <text:p>Lightning Gargoyles</text:p>
          </table:table-cell>
          <table:table-cell table:number-columns-repeated="1022"/>
        </table:table-row>
        <table:table-row table:style-name="ro1">
          <table:table-cell office:value-type="string">
            <text:p>c5352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53</text:p>
          </table:table-cell>
          <table:table-cell office:value-type="string">
            <text:p>Gargoyle Tail</text:p>
          </table:table-cell>
          <table:table-cell table:number-columns-repeated="1022"/>
        </table:table-row>
        <table:table-row table:style-name="ro1">
          <table:table-cell office:value-type="string">
            <text:p>c5360</text:p>
          </table:table-cell>
          <table:table-cell office:value-type="string">
            <text:p>Great Feline</text:p>
          </table:table-cell>
          <table:table-cell table:number-columns-repeated="1022"/>
        </table:table-row>
        <table:table-row table:style-name="ro1">
          <table:table-cell office:value-type="string">
            <text:p>c5361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2</text:p>
          </table:table-cell>
          <table:table-cell office:value-type="string">
            <text:p>Alvina</text:p>
          </table:table-cell>
          <table:table-cell table:number-columns-repeated="1022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office:value-type="string">
            <text:p>Bed of Chaos arm</text:p>
          </table:table-cell>
          <table:table-cell table:number-columns-repeated="1022"/>
        </table:table-row>
        <table:table-row table:style-name="ro1">
          <table:table-cell office:value-type="string">
            <text:p>c5401</text:p>
          </table:table-cell>
          <table:table-cell office:value-type="string">
            <text:p>Bed of Chaos part</text:p>
          </table:table-cell>
          <table:table-cell table:number-columns-repeated="102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B" table:style-name="ta1" table:print="false">
        <office:forms form:automatic-focus="false" form:apply-design-mode="false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3" table:number-columns-repeated="1019" table:default-cell-style-name="ce5"/>
        <table:table-row table:style-name="ro1">
          <table:table-cell/>
          <table:table-cell office:value-type="string">
            <text:p>Name in MSB</text:p>
          </table:table-cell>
          <table:table-cell office:value-type="string">
            <text:p>Name</text:p>
          </table:table-cell>
          <table:table-cell office:value-type="string">
            <text:p>NPC Param</text:p>
          </table:table-cell>
          <table:table-cell office:value-type="string">
            <text:p>EventEntity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0_00_00</text:p>
          </table:table-cell>
          <table:table-cell office:value-type="string">
            <text:p>The Depth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Laurentius</text:p>
          </table:table-cell>
          <table:table-cell table:number-columns-repeated="2" office:value-type="string">
            <text:p>6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Domhnall of Zena</text:p>
          </table:table-cell>
          <table:table-cell table:number-columns-repeated="2" office:value-type="string">
            <text:p>62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Solaire</text:p>
          </table:table-cell>
          <table:table-cell table:number-columns-repeated="2" office:value-type="string">
            <text:p>65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Kirk, Knight of Thorns</text:p>
          </table:table-cell>
          <table:table-cell office:value-type="string">
            <text:p>6560</text:p>
          </table:table-cell>
          <table:table-cell office:value-type="string">
            <text:p>656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7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3</text:p>
          </table:table-cell>
          <table:table-cell office:value-type="string">
            <text:p>10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3</text:p>
          </table:table-cell>
          <table:table-cell office:value-type="string">
            <text:p>10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03</text:p>
          </table:table-cell>
          <table:table-cell office:value-type="string">
            <text:p>100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0_0000</text:p>
          </table:table-cell>
          <table:table-cell office:value-type="string">
            <text:p>Gaping Dragon</text:p>
          </table:table-cell>
          <table:table-cell office:value-type="string">
            <text:p>526000</text:p>
          </table:table-cell>
          <table:table-cell office:value-type="string">
            <text:p>100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261_0000</text:p>
          </table:table-cell>
          <table:table-cell office:value-type="string">
            <text:p>Gaping Dragon's Tail</text:p>
          </table:table-cell>
          <table:table-cell office:value-type="string">
            <text:p>526100</text:p>
          </table:table-cell>
          <table:table-cell office:value-type="string">
            <text:p>10008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1_00_00</text:p>
          </table:table-cell>
          <table:table-cell office:value-type="string">
            <text:p>Undead Burg/Paris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office:value-type="string">
            <text:p>6000</text:p>
          </table:table-cell>
          <table:table-cell office:value-type="string">
            <text:p>60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Griggs of Vinheim</text:p>
          </table:table-cell>
          <table:table-cell table:number-columns-repeated="2" office:value-type="string">
            <text:p>60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olaire</text:p>
          </table:table-cell>
          <table:table-cell table:number-columns-repeated="2" office:value-type="string">
            <text:p>65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Rhea of Thorolund</text:p>
          </table:table-cell>
          <table:table-cell office:value-type="string">
            <text:p>6070</text:p>
          </table:table-cell>
          <table:table-cell office:value-type="string">
            <text:p>607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6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0</text:p>
          </table:table-cell>
          <table:table-cell office:value-type="string">
            <text:p>Havel</text:p>
          </table:table-cell>
          <table:table-cell table:number-columns-repeated="2" office:value-type="string">
            <text:p>65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Lautrec of Carim</text:p>
          </table:table-cell>
          <table:table-cell table:number-columns-repeated="2" office:value-type="string">
            <text:p>65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Oswald of Carim</text:p>
          </table:table-cell>
          <table:table-cell table:number-columns-repeated="2" office:value-type="string">
            <text:p>63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40_0000</text:p>
          </table:table-cell>
          <table:table-cell office:value-type="string">
            <text:p>Capra Demon</text:p>
          </table:table-cell>
          <table:table-cell office:value-type="string">
            <text:p>224000</text:p>
          </table:table-cell>
          <table:table-cell office:value-type="string">
            <text:p>10107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250_0000</text:p>
          </table:table-cell>
          <table:table-cell office:value-type="string">
            <text:p>Taurus Demon</text:p>
          </table:table-cell>
          <table:table-cell office:value-type="string">
            <text:p>225000</text:p>
          </table:table-cell>
          <table:table-cell office:value-type="string">
            <text:p>10107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300_0000</text:p>
          </table:table-cell>
          <table:table-cell office:value-type="string">
            <text:p>Prowling Demon</text:p>
          </table:table-cell>
          <table:table-cell office:value-type="string">
            <text:p>230001</text:p>
          </table:table-cell>
          <table:table-cell office:value-type="string">
            <text:p>10103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1</text:p>
          </table:table-cell>
          <table:table-cell office:value-type="string">
            <text:p>62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640_0000</text:p>
          </table:table-cell>
          <table:table-cell office:value-type="string">
            <text:p>Andre of Astora</text:p>
          </table:table-cell>
          <table:table-cell office:value-type="string">
            <text:p>264000</text:p>
          </table:table-cell>
          <table:table-cell office:value-type="string">
            <text:p>61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00_0000</text:p>
          </table:table-cell>
          <table:table-cell office:value-type="string">
            <text:p>Crystal Lizard</text:p>
          </table:table-cell>
          <table:table-cell office:value-type="string">
            <text:p>330060</text:p>
          </table:table-cell>
          <table:table-cell office:value-type="string">
            <text:p>10104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0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0_0001</text:p>
          </table:table-cell>
          <table:table-cell office:value-type="string">
            <text:p>Hellkite Drake</text:p>
          </table:table-cell>
          <table:table-cell office:value-type="string">
            <text:p>343000</text:p>
          </table:table-cell>
          <table:table-cell office:value-type="string">
            <text:p>10103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31_0000</text:p>
          </table:table-cell>
          <table:table-cell office:value-type="string">
            <text:p>Hellkite Drake's Tail</text:p>
          </table:table-cell>
          <table:table-cell office:value-type="string">
            <text:p>343100</text:p>
          </table:table-cell>
          <table:table-cell office:value-type="string">
            <text:p>1010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60_0000</text:p>
          </table:table-cell>
          <table:table-cell office:value-type="string">
            <text:p>Armored Tusk</text:p>
          </table:table-cell>
          <table:table-cell office:value-type="string">
            <text:p>346000</text:p>
          </table:table-cell>
          <table:table-cell office:value-type="string">
            <text:p>10103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01</text:p>
          </table:table-cell>
          <table:table-cell office:value-type="string">
            <text:p>101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3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4</text:p>
          </table:table-cell>
          <table:table-cell office:value-type="string">
            <text:p>Good Vagrant</text:p>
          </table:table-cell>
          <table:table-cell office:value-type="string">
            <text:p>349002</text:p>
          </table:table-cell>
          <table:table-cell office:value-type="string">
            <text:p>10139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01</text:p>
          </table:table-cell>
          <table:table-cell office:value-type="string">
            <text:p>101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2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4</text:p>
          </table:table-cell>
          <table:table-cell office:value-type="string">
            <text:p>Evil Vagrant</text:p>
          </table:table-cell>
          <table:table-cell office:value-type="string">
            <text:p>349102</text:p>
          </table:table-cell>
          <table:table-cell office:value-type="string">
            <text:p>10139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5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6</text:p>
          </table:table-cell>
          <table:table-cell office:value-type="string">
            <text:p>Evil Vagrant</text:p>
          </table:table-cell>
          <table:table-cell office:value-type="string">
            <text:p>349201</text:p>
          </table:table-cell>
          <table:table-cell office:value-type="string">
            <text:p>10139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7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8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3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9</text:p>
          </table:table-cell>
          <table:table-cell office:value-type="string">
            <text:p>Evil Vagrant</text:p>
          </table:table-cell>
          <table:table-cell office:value-type="string">
            <text:p>349202</text:p>
          </table:table-cell>
          <table:table-cell office:value-type="string">
            <text:p>101394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0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1</text:p>
          </table:table-cell>
          <table:table-cell office:value-type="string">
            <text:p>Bell Gargoyle</text:p>
          </table:table-cell>
          <table:table-cell office:value-type="string">
            <text:p>535001</text:p>
          </table:table-cell>
          <table:table-cell office:value-type="string">
            <text:p>10108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0_0002</text:p>
          </table:table-cell>
          <table:table-cell office:value-type="string">
            <text:p>Bell Gargoyle</text:p>
          </table:table-cell>
          <table:table-cell office:value-type="string">
            <text:p>535000</text:p>
          </table:table-cell>
          <table:table-cell office:value-type="string">
            <text:p>10108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0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52_0001</text:p>
          </table:table-cell>
          <table:table-cell office:value-type="string">
            <text:p>Gargoyle Tail</text:p>
          </table:table-cell>
          <table:table-cell office:value-type="string">
            <text:p>535200</text:p>
          </table:table-cell>
          <table:table-cell office:value-type="string">
            <text:p>101081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0_02_00_00</text:p>
          </table:table-cell>
          <table:table-cell office:value-type="string">
            <text:p>Firelink Shrin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Domhnall of Zena</text:p>
          </table:table-cell>
          <table:table-cell office:value-type="string">
            <text:p>6260</text:p>
          </table:table-cell>
          <table:table-cell office:value-type="string">
            <text:p>62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1</text:p>
          </table:table-cell>
          <table:table-cell office:value-type="string">
            <text:p>Big Hat Logan</text:p>
          </table:table-cell>
          <table:table-cell office:value-type="string">
            <text:p>6030</text:p>
          </table:table-cell>
          <table:table-cell office:value-type="string">
            <text:p>60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2</text:p>
          </table:table-cell>
          <table:table-cell office:value-type="string">
            <text:p>Griggs of Vinheim</text:p>
          </table:table-cell>
          <table:table-cell office:value-type="string">
            <text:p>6040</text:p>
          </table:table-cell>
          <table:table-cell office:value-type="string">
            <text:p>604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3</text:p>
          </table:table-cell>
          <table:table-cell office:value-type="string">
            <text:p>Rhea of Thorolund</text:p>
          </table:table-cell>
          <table:table-cell table:number-columns-repeated="2" office:value-type="string">
            <text:p>60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4</text:p>
          </table:table-cell>
          <table:table-cell office:value-type="string">
            <text:p>Petrus</text:p>
          </table:table-cell>
          <table:table-cell table:number-columns-repeated="2" office:value-type="string">
            <text:p>608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5</text:p>
          </table:table-cell>
          <table:table-cell office:value-type="string">
            <text:p>Vince</text:p>
          </table:table-cell>
          <table:table-cell table:number-columns-repeated="2" office:value-type="string">
            <text:p>60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6</text:p>
          </table:table-cell>
          <table:table-cell office:value-type="string">
            <text:p>Nico</text:p>
          </table:table-cell>
          <table:table-cell table:number-columns-repeated="2" office:value-type="string">
            <text:p>6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7</text:p>
          </table:table-cell>
          <table:table-cell office:value-type="string">
            <text:p>Laurentius</text:p>
          </table:table-cell>
          <table:table-cell office:value-type="string">
            <text:p>6130</text:p>
          </table:table-cell>
          <table:table-cell office:value-type="string">
            <text:p>613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8</text:p>
          </table:table-cell>
          <table:table-cell office:value-type="string">
            <text:p>Crestfallen Warrior</text:p>
          </table:table-cell>
          <table:table-cell table:number-columns-repeated="2" office:value-type="string">
            <text:p>62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19</text:p>
          </table:table-cell>
          <table:table-cell office:value-type="string">
            <text:p>Lautrec of Carim</text:p>
          </table:table-cell>
          <table:table-cell office:value-type="string">
            <text:p>6300</text:p>
          </table:table-cell>
          <table:table-cell office:value-type="string">
            <text:p>63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0</text:p>
          </table:table-cell>
          <table:table-cell office:value-type="string">
            <text:p>Siegmeyer of Catarina</text:p>
          </table:table-cell>
          <table:table-cell office:value-type="string">
            <text:p>6282</text:p>
          </table:table-cell>
          <table:table-cell office:value-type="string">
            <text:p>6287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1</text:p>
          </table:table-cell>
          <table:table-cell office:value-type="string">
            <text:p>Sieglinde of Catarina</text:p>
          </table:table-cell>
          <table:table-cell office:value-type="string">
            <text:p>6290</text:p>
          </table:table-cell>
          <table:table-cell office:value-type="string">
            <text:p>629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2</text:p>
          </table:table-cell>
          <table:table-cell office:value-type="string">
            <text:p>Patches</text:p>
          </table:table-cell>
          <table:table-cell office:value-type="string">
            <text:p>6321</text:p>
          </table:table-cell>
          <table:table-cell office:value-type="string">
            <text:p>63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24</text:p>
          </table:table-cell>
          <table:table-cell office:value-type="string">
            <text:p>Ingward</text:p>
          </table:table-cell>
          <table:table-cell office:value-type="string">
            <text:p>6180</text:p>
          </table:table-cell>
          <table:table-cell office:value-type="string">
            <text:p>618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510_0000</text:p>
          </table:table-cell>
          <table:table-cell office:value-type="string">
            <text:p>Undead Merchant</text:p>
          </table:table-cell>
          <table:table-cell office:value-type="string">
            <text:p>251000</text:p>
          </table:table-cell>
          <table:table-cell office:value-type="string">
            <text:p>62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50_0000</text:p>
          </table:table-cell>
          <table:table-cell office:value-type="string">
            <text:p>Anastacia of Astora</text:p>
          </table:table-cell>
          <table:table-cell office:value-type="string">
            <text:p>275000</text:p>
          </table:table-cell>
          <table:table-cell office:value-type="string">
            <text:p>60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510_0000</text:p>
          </table:table-cell>
          <table:table-cell office:value-type="string">
            <text:p>Asylum Transport Crow</text:p>
          </table:table-cell>
          <table:table-cell office:value-type="string">
            <text:p>351000</text:p>
          </table:table-cell>
          <table:table-cell office:value-type="string">
            <text:p>1020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30_0000</text:p>
          </table:table-cell>
          <table:table-cell office:value-type="string">
            <text:p>Frampt</text:p>
          </table:table-cell>
          <table:table-cell office:value-type="string">
            <text:p>533000</text:p>
          </table:table-cell>
          <table:table-cell office:value-type="string">
            <text:p>63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1_00_00_00</text:p>
          </table:table-cell>
          <table:table-cell office:value-type="string">
            <text:p>Painted Worl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3</text:p>
          </table:table-cell>
          <table:table-cell office:value-type="string">
            <text:p>Shiva</text:p>
          </table:table-cell>
          <table:table-cell office:value-type="string">
            <text:p>6311</text:p>
          </table:table-cell>
          <table:table-cell office:value-type="string">
            <text:p>631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Shiva's Bodyguard</text:p>
          </table:table-cell>
          <table:table-cell office:value-type="string">
            <text:p>6421</text:p>
          </table:table-cell>
          <table:table-cell office:value-type="string">
            <text:p>642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5</text:p>
          </table:table-cell>
          <table:table-cell office:value-type="string">
            <text:p>Xanthous King Jeremiah</text:p>
          </table:table-cell>
          <table:table-cell table:number-columns-repeated="2" office:value-type="string">
            <text:p>65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0</text:p>
          </table:table-cell>
          <table:table-cell office:value-type="string">
            <text:p>Crossbreed Priscilla</text:p>
          </table:table-cell>
          <table:table-cell office:value-type="string">
            <text:p>273000</text:p>
          </table:table-cell>
          <table:table-cell office:value-type="string">
            <text:p>110016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2730_0001</text:p>
          </table:table-cell>
          <table:table-cell office:value-type="string">
            <text:p>Priscilla's Tail</text:p>
          </table:table-cell>
          <table:table-cell office:value-type="string">
            <text:p>273100</text:p>
          </table:table-cell>
          <table:table-cell office:value-type="string">
            <text:p>1100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1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2</text:p>
          </table:table-cell>
          <table:table-cell office:value-type="string">
            <text:p>Good Vagrant</text:p>
          </table:table-cell>
          <table:table-cell office:value-type="string">
            <text:p>349013</text:p>
          </table:table-cell>
          <table:table-cell office:value-type="string">
            <text:p>11039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2</text:p>
          </table:table-cell>
          <table:table-cell office:value-type="string">
            <text:p>Evil Vagrant</text:p>
          </table:table-cell>
          <table:table-cell office:value-type="string">
            <text:p>349113</text:p>
          </table:table-cell>
          <table:table-cell office:value-type="string">
            <text:p>11039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3</text:p>
          </table:table-cell>
          <table:table-cell office:value-type="string">
            <text:p>Evil Vagrant</text:p>
          </table:table-cell>
          <table:table-cell office:value-type="string">
            <text:p>349213</text:p>
          </table:table-cell>
          <table:table-cell office:value-type="string">
            <text:p>110391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2_00_00_00</text:p>
          </table:table-cell>
          <table:table-cell office:value-type="string">
            <text:p>Darkroot Garden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m12_00_00_01</text:p>
          </table:table-cell>
          <table:table-cell table:number-columns-repeated="1023"/>
        </table:table-row>
        <table:table-row table:style-name="ro1">
          <table:table-cell office:value-type="string">
            <text:p>m12_01_00_00</text:p>
          </table:table-cell>
          <table:table-cell office:value-type="string">
            <text:p>DLC area</text:p>
          </table:table-cell>
          <table:table-cell table:number-columns-repeated="1022"/>
        </table:table-row>
        <table:table-row table:style-name="ro1">
          <table:table-cell office:value-type="string">
            <text:p>m13_00_00_00</text:p>
          </table:table-cell>
          <table:table-cell office:value-type="string">
            <text:p>The Catacomb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Patches</text:p>
          </table:table-cell>
          <table:table-cell table:number-columns-repeated="2" office:value-type="string">
            <text:p>632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0000_0004</text:p>
          </table:table-cell>
          <table:table-cell office:value-type="string">
            <text:p>Paladin Leeroy</text:p>
          </table:table-cell>
          <table:table-cell table:number-columns-repeated="2" office:value-type="string">
            <text:p>655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320_0000</text:p>
          </table:table-cell>
          <table:table-cell office:value-type="string">
            <text:p>Pinwheel</text:p>
          </table:table-cell>
          <table:table-cell office:value-type="string">
            <text:p>332000</text:p>
          </table:table-cell>
          <table:table-cell office:value-type="string">
            <text:p>1300800</text:p>
          </table:table-cell>
          <table:table-cell table:number-columns-repeated="1019"/>
        </table:table-row>
        <table:table-row table:style-name="ro1">
          <table:table-cell office:value-type="string">
            <text:p>m13_01_00_00</text:p>
          </table:table-cell>
          <table:table-cell office:value-type="string">
            <text:p>Tomb of the Giants</text:p>
          </table:table-cell>
          <table:table-cell table:number-columns-repeated="1022"/>
        </table:table-row>
        <table:table-row table:style-name="ro1">
          <table:table-cell office:value-type="string">
            <text:p>m13_02_00_00</text:p>
          </table:table-cell>
          <table:table-cell office:value-type="string">
            <text:p>Great Hollow</text:p>
          </table:table-cell>
          <table:table-cell table:number-columns-repeated="1022"/>
        </table:table-row>
        <table:table-row table:style-name="ro1">
          <table:table-cell office:value-type="string">
            <text:p>m14_00_00_00</text:p>
          </table:table-cell>
          <table:table-cell office:value-type="string">
            <text:p>Blighttown</text:p>
          </table:table-cell>
          <table:table-cell table:number-columns-repeated="1022"/>
        </table:table-row>
        <table:table-row table:style-name="ro1">
          <table:table-cell office:value-type="string">
            <text:p>m14_01_00_00</text:p>
          </table:table-cell>
          <table:table-cell office:value-type="string">
            <text:p>Demon Ruins/Lost Izalith</text:p>
          </table:table-cell>
          <table:table-cell table:number-columns-repeated="1022"/>
        </table:table-row>
        <table:table-row table:style-name="ro1">
          <table:table-cell office:value-type="string">
            <text:p>m15_00_00_00</text:p>
          </table:table-cell>
          <table:table-cell office:value-type="string">
            <text:p>Sen's Fortress</text:p>
          </table:table-cell>
          <table:table-cell table:number-columns-repeated="1022"/>
        </table:table-row>
        <table:table-row table:style-name="ro1">
          <table:table-cell office:value-type="string">
            <text:p>m15_01_00_00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>
          <table:table-cell office:value-type="string">
            <text:p>m16_00_00_00</text:p>
          </table:table-cell>
          <table:table-cell office:value-type="string">
            <text:p>New Londo Ruins</text:p>
          </table:table-cell>
          <table:table-cell table:number-columns-repeated="1022"/>
        </table:table-row>
        <table:table-row table:style-name="ro1">
          <table:table-cell office:value-type="string">
            <text:p>m17_00_00_00</text:p>
          </table:table-cell>
          <table:table-cell office:value-type="string">
            <text:p>Duke's Archives / Crystal Cave</text:p>
          </table:table-cell>
          <table:table-cell table:number-columns-repeated="1022"/>
        </table:table-row>
        <table:table-row table:style-name="ro1">
          <table:table-cell office:value-type="string">
            <text:p>m18_00_00_00</text:p>
          </table:table-cell>
          <table:table-cell office:value-type="string">
            <text:p>Kiln of the First Fl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0000_0002</text:p>
          </table:table-cell>
          <table:table-cell office:value-type="string">
            <text:p>Solaire</text:p>
          </table:table-cell>
          <table:table-cell table:number-columns-repeated="2" office:value-type="string">
            <text:p>654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14</text:p>
          </table:table-cell>
          <table:table-cell office:value-type="string">
            <text:p>18039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14</text:p>
          </table:table-cell>
          <table:table-cell office:value-type="string">
            <text:p>180390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5370_0000</text:p>
          </table:table-cell>
          <table:table-cell office:value-type="string">
            <text:p>Gwyn</text:p>
          </table:table-cell>
          <table:table-cell office:value-type="string">
            <text:p>537000</text:p>
          </table:table-cell>
          <table:table-cell office:value-type="string">
            <text:p>18008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18_01_00_00</text:p>
          </table:table-cell>
          <table:table-cell office:value-type="string">
            <text:p>Northern Undead Asylum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office:value-type="string">
            <text:p>c3490_0000</text:p>
          </table:table-cell>
          <table:table-cell office:value-type="string">
            <text:p>Good Vagrant</text:p>
          </table:table-cell>
          <table:table-cell office:value-type="string">
            <text:p>349006</text:p>
          </table:table-cell>
          <table:table-cell office:value-type="string">
            <text:p>1813900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c3491_0000</text:p>
          </table:table-cell>
          <table:table-cell office:value-type="string">
            <text:p>Evil Vagrant</text:p>
          </table:table-cell>
          <table:table-cell office:value-type="string">
            <text:p>349106</text:p>
          </table:table-cell>
          <table:table-cell office:value-type="string">
            <text:p>1813901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c3491_0001</text:p>
          </table:table-cell>
          <table:table-cell office:value-type="string">
            <text:p>Evil Vagrant</text:p>
          </table:table-cell>
          <table:table-cell office:value-type="string">
            <text:p>349206</text:p>
          </table:table-cell>
          <table:table-cell office:value-type="string">
            <text:p>1813902</text:p>
          </table:table-cell>
          <table:table-cell table:number-columns-repeated="1019"/>
        </table:table-row>
        <table:table-row table:style-name="ro1" table:number-rows-repeated="29">
          <table:table-cell table:style-name="Default"/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3" table:default-cell-style-name="ce5"/>
        <table:table-column table:style-name="co13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office:value-type="string">
            <text:p>Chest</text:p>
          </table:table-cell>
          <table:table-cell table:number-columns-repeated="1022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14" table:default-cell-style-name="ce5"/>
        <table:table-column table:style-name="co15" table:default-cell-style-name="ce5"/>
        <table:table-column table:style-name="co3" table:number-columns-repeated="1022" table:default-cell-style-name="ce5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office:value-type="string">
            <text:p>Undead King Jar-Eel's set</text:p>
          </table:table-cell>
          <table:table-cell table:number-columns-repeated="1022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office:value-type="string">
            <text:p>Worn by Artorias</text:p>
          </table:table-cell>
          <table:table-cell table:number-columns-repeated="1022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office:value-type="string">
            <text:p>Dagger</text:p>
          </table:table-cell>
          <table:table-cell table:number-columns-repeated="1022"/>
        </table:table-row>
        <table:table-row table:style-name="ro1">
          <table:table-cell office:value-type="string">
            <text:p>WP_A_0101</text:p>
          </table:table-cell>
          <table:table-cell office:value-type="string">
            <text:p>Bandit's Knife</text:p>
          </table:table-cell>
          <table:table-cell table:number-columns-repeated="1022"/>
        </table:table-row>
        <table:table-row table:style-name="ro1">
          <table:table-cell office:value-type="string">
            <text:p>WP_A_0102</text:p>
          </table:table-cell>
          <table:table-cell office:value-type="string">
            <text:p>Jagged Ghost Blade</text:p>
          </table:table-cell>
          <table:table-cell table:number-columns-repeated="1022"/>
        </table:table-row>
        <table:table-row table:style-name="ro1">
          <table:table-cell office:value-type="string">
            <text:p>WP_A_0103</text:p>
          </table:table-cell>
          <table:table-cell office:value-type="string">
            <text:p>Ghost Blade</text:p>
          </table:table-cell>
          <table:table-cell table:number-columns-repeated="1022"/>
        </table:table-row>
        <table:table-row table:style-name="ro1">
          <table:table-cell office:value-type="string">
            <text:p>WP_A_0104</text:p>
          </table:table-cell>
          <table:table-cell office:value-type="string">
            <text:p>Priscilla's Dagger</text:p>
          </table:table-cell>
          <table:table-cell table:number-columns-repeated="1022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office:value-type="string">
            <text:p>Mail Breaker</text:p>
          </table:table-cell>
          <table:table-cell table:number-columns-repeated="1022"/>
        </table:table-row>
        <table:table-row table:style-name="ro1">
          <table:table-cell office:value-type="string">
            <text:p>WP_A_0107</text:p>
          </table:table-cell>
          <table:table-cell office:value-type="string">
            <text:p>Parrying Dagger</text:p>
          </table:table-cell>
          <table:table-cell table:number-columns-repeated="1022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office:value-type="string">
            <text:p>Broken Straight Sword</text:p>
          </table:table-cell>
          <table:table-cell table:number-columns-repeated="1022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office:value-type="string">
            <text:p>Man-serpent Greatsword</text:p>
          </table:table-cell>
          <table:table-cell table:number-columns-repeated="1022"/>
        </table:table-row>
        <table:table-row table:style-name="ro1">
          <table:table-cell office:value-type="string">
            <text:p>WP_A_0211</text:p>
          </table:table-cell>
          <table:table-cell office:value-type="string">
            <text:p>Flamberge</text:p>
          </table:table-cell>
          <table:table-cell table:number-columns-repeated="1022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office:value-type="string">
            <text:p>Stone Greatsword</text:p>
          </table:table-cell>
          <table:table-cell table:number-columns-repeated="1022"/>
        </table:table-row>
        <table:table-row table:style-name="ro1">
          <table:table-cell office:value-type="string">
            <text:p>WP_A_0221</text:p>
          </table:table-cell>
          <table:table-cell office:value-type="string">
            <text:p>Black Kn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office:value-type="string">
            <text:p>Darksword</text:p>
          </table:table-cell>
          <table:table-cell table:number-columns-repeated="1022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office:value-type="string">
            <text:p>Claymore</text:p>
          </table:table-cell>
          <table:table-cell table:number-columns-repeated="1022"/>
        </table:table-row>
        <table:table-row table:style-name="ro1">
          <table:table-cell office:value-type="string">
            <text:p>WP_A_0267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68</text:p>
          </table:table-cell>
          <table:table-cell office:value-type="string">
            <text:p>Great Lord Greatsword</text:p>
          </table:table-cell>
          <table:table-cell table:number-columns-repeated="1022"/>
        </table:table-row>
        <table:table-row table:style-name="ro1">
          <table:table-cell office:value-type="string">
            <text:p>WP_A_0269</text:p>
          </table:table-cell>
          <table:table-cell office:value-type="string">
            <text:p>Greatsword of Artorias</text:p>
          </table:table-cell>
          <table:table-cell table:number-columns-repeated="1022"/>
        </table:table-row>
        <table:table-row table:style-name="ro1">
          <table:table-cell office:value-type="string">
            <text:p>WP_A_0270</text:p>
          </table:table-cell>
          <table:table-cell office:value-type="string">
            <text:p>Demon Great Machete</text:p>
          </table:table-cell>
          <table:table-cell table:number-columns-repeated="1022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office:value-type="string">
            <text:p>Server</text:p>
          </table:table-cell>
          <table:table-cell table:number-columns-repeated="1022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office:value-type="string">
            <text:p>Gravelord Sword</text:p>
          </table:table-cell>
          <table:table-cell table:number-columns-repeated="1022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office:value-type="string">
            <text:p>Drake Sword</text:p>
          </table:table-cell>
          <table:table-cell table:number-columns-repeated="1022"/>
        </table:table-row>
        <table:table-row table:style-name="ro1">
          <table:table-cell office:value-type="string">
            <text:p>WP_A_0300</text:p>
          </table:table-cell>
          <table:table-cell office:value-type="string">
            <text:p>Rapier</text:p>
          </table:table-cell>
          <table:table-cell table:number-columns-repeated="1022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office:value-type="string">
            <text:p>Scimitar</text:p>
          </table:table-cell>
          <table:table-cell table:number-columns-repeated="1022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office:value-type="string">
            <text:p>Washing Pole</text:p>
          </table:table-cell>
          <table:table-cell table:number-columns-repeated="1022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office:value-type="string">
            <text:p>Hand Axe</text:p>
          </table:table-cell>
          <table:table-cell table:number-columns-repeated="1022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office:value-type="string">
            <text:p>Club</text:p>
          </table:table-cell>
          <table:table-cell table:number-columns-repeated="1022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office:value-type="string">
            <text:p>Smough's Hammer</text:p>
          </table:table-cell>
          <table:table-cell table:number-columns-repeated="1022"/>
        </table:table-row>
        <table:table-row table:style-name="ro1">
          <table:table-cell office:value-type="string">
            <text:p>WP_A_0653</text:p>
          </table:table-cell>
          <table:table-cell office:value-type="string">
            <text:p>Demon's Catalyst</text:p>
          </table:table-cell>
          <table:table-cell table:number-columns-repeated="1022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office:value-type="string">
            <text:p>Spear</text:p>
          </table:table-cell>
          <table:table-cell table:number-columns-repeated="1022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office:value-type="string">
            <text:p>Titanite Catch Pole</text:p>
          </table:table-cell>
          <table:table-cell table:number-columns-repeated="1022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office:value-type="string">
            <text:p>Great Scythe</text:p>
          </table:table-cell>
          <table:table-cell table:number-columns-repeated="1022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office:value-type="string">
            <text:p>Logan's Catalyst</text:p>
          </table:table-cell>
          <table:table-cell table:number-columns-repeated="1022"/>
        </table:table-row>
        <table:table-row table:style-name="ro1">
          <table:table-cell office:value-type="string">
            <text:p>WP_A_0902</text:p>
          </table:table-cell>
          <table:table-cell office:value-type="string">
            <text:p>Talisman</text:p>
          </table:table-cell>
          <table:table-cell table:number-columns-repeated="1022"/>
        </table:table-row>
        <table:table-row table:style-name="ro1">
          <table:table-cell office:value-type="string">
            <text:p>WP_A_0903</text:p>
          </table:table-cell>
          <table:table-cell office:value-type="string">
            <text:p>Canvas Talisman</text:p>
          </table:table-cell>
          <table:table-cell table:number-columns-repeated="1022"/>
        </table:table-row>
        <table:table-row table:style-name="ro1">
          <table:table-cell office:value-type="string">
            <text:p>WP_A_0904</text:p>
          </table:table-cell>
          <table:table-cell office:value-type="string">
            <text:p>Thorolund Talisman</text:p>
          </table:table-cell>
          <table:table-cell table:number-columns-repeated="1022"/>
        </table:table-row>
        <table:table-row table:style-name="ro1">
          <table:table-cell office:value-type="string">
            <text:p>WP_A_0905</text:p>
          </table:table-cell>
          <table:table-cell office:value-type="string">
            <text:p>Ivory Talisman</text:p>
          </table:table-cell>
          <table:table-cell table:number-columns-repeated="1022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office:value-type="string">
            <text:p>Sunlight Talisman</text:p>
          </table:table-cell>
          <table:table-cell table:number-columns-repeated="1022"/>
        </table:table-row>
        <table:table-row table:style-name="ro1">
          <table:table-cell office:value-type="string">
            <text:p>WP_A_0908</text:p>
          </table:table-cell>
          <table:table-cell office:value-type="string">
            <text:p>Darkmoon Talisman</text:p>
          </table:table-cell>
          <table:table-cell table:number-columns-repeated="1022"/>
        </table:table-row>
        <table:table-row table:style-name="ro1">
          <table:table-cell office:value-type="string">
            <text:p>WP_A_0909</text:p>
          </table:table-cell>
          <table:table-cell office:value-type="string">
            <text:p>Velka's Talisman</text:p>
          </table:table-cell>
          <table:table-cell table:number-columns-repeated="1022"/>
        </table:table-row>
        <table:table-row table:style-name="ro1">
          <table:table-cell office:value-type="string">
            <text:p>WP_A_0910</text:p>
          </table:table-cell>
          <table:table-cell office:value-type="string">
            <text:p>Sorcerer's Catalyst</text:p>
          </table:table-cell>
          <table:table-cell table:number-columns-repeated="1022"/>
        </table:table-row>
        <table:table-row table:style-name="ro1">
          <table:table-cell office:value-type="string">
            <text:p>WP_A_0911</text:p>
          </table:table-cell>
          <table:table-cell office:value-type="string">
            <text:p>Pyromancy Flame</text:p>
          </table:table-cell>
          <table:table-cell table:number-columns-repeated="1022"/>
        </table:table-row>
        <table:table-row table:style-name="ro1">
          <table:table-cell office:value-type="string">
            <text:p>WP_A_0912</text:p>
          </table:table-cell>
          <table:table-cell office:value-type="string">
            <text:p>Beatrice's Catalyst</text:p>
          </table:table-cell>
          <table:table-cell table:number-columns-repeated="1022"/>
        </table:table-row>
        <table:table-row table:style-name="ro1">
          <table:table-cell office:value-type="string">
            <text:p>WP_A_0913</text:p>
          </table:table-cell>
          <table:table-cell office:value-type="string">
            <text:p>Tin Darkmoon Catalyst</text:p>
          </table:table-cell>
          <table:table-cell table:number-columns-repeated="1022"/>
        </table:table-row>
        <table:table-row table:style-name="ro1">
          <table:table-cell office:value-type="string">
            <text:p>WP_A_0914</text:p>
          </table:table-cell>
          <table:table-cell office:value-type="string">
            <text:p>Oolacile Ivory Catalyst</text:p>
          </table:table-cell>
          <table:table-cell table:number-columns-repeated="1022"/>
        </table:table-row>
        <table:table-row table:style-name="ro1">
          <table:table-cell office:value-type="string">
            <text:p>WP_A_0915</text:p>
          </table:table-cell>
          <table:table-cell office:value-type="string">
            <text:p>Tin Crystallization Catalyst</text:p>
          </table:table-cell>
          <table:table-cell table:number-columns-repeated="1022"/>
        </table:table-row>
        <table:table-row table:style-name="ro1">
          <table:table-cell office:value-type="string">
            <text:p>WP_A_0916</text:p>
          </table:table-cell>
          <table:table-cell office:value-type="string">
            <text:p>Izalith Catalyst</text:p>
          </table:table-cell>
          <table:table-cell table:number-columns-repeated="1022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office:value-type="string">
            <text:p>Caestus</text:p>
          </table:table-cell>
          <table:table-cell table:number-columns-repeated="1022"/>
        </table:table-row>
        <table:table-row table:style-name="ro1">
          <table:table-cell office:value-type="string">
            <text:p>WP_A_1002</text:p>
          </table:table-cell>
          <table:table-cell office:value-type="string">
            <text:p>Claw</text:p>
          </table:table-cell>
          <table:table-cell table:number-columns-repeated="1022"/>
        </table:table-row>
        <table:table-row table:style-name="ro1">
          <table:table-cell office:value-type="string">
            <text:p>WP_A_1003</text:p>
          </table:table-cell>
          <table:table-cell office:value-type="string">
            <text:p>Dragon Bone Fist</text:p>
          </table:table-cell>
          <table:table-cell table:number-columns-repeated="1022"/>
        </table:table-row>
        <table:table-row table:style-name="ro1">
          <table:table-cell office:value-type="string">
            <text:p>WP_A_1004</text:p>
          </table:table-cell>
          <table:table-cell office:value-type="string">
            <text:p>Dark Hand</text:p>
          </table:table-cell>
          <table:table-cell table:number-columns-repeated="1022"/>
        </table:table-row>
        <table:table-row table:style-name="ro1">
          <table:table-cell office:value-type="string">
            <text:p>WP_A_1005</text:p>
          </table:table-cell>
          <table:table-cell office:value-type="string">
            <text:p>Fists</text:p>
          </table:table-cell>
          <table:table-cell table:number-columns-repeated="1022"/>
        </table:table-row>
        <table:table-row table:style-name="ro1">
          <table:table-cell office:value-type="string">
            <text:p>WP_A_1100</text:p>
          </table:table-cell>
          <table:table-cell office:value-type="string">
            <text:p>Pike</text:p>
          </table:table-cell>
          <table:table-cell table:number-columns-repeated="1022"/>
        </table:table-row>
        <table:table-row table:style-name="ro1">
          <table:table-cell office:value-type="string">
            <text:p>WP_A_1101</text:p>
          </table:table-cell>
          <table:table-cell office:value-type="string">
            <text:p>Silver Knight Spear</text:p>
          </table:table-cell>
          <table:table-cell table:number-columns-repeated="1022"/>
        </table:table-row>
        <table:table-row table:style-name="ro1">
          <table:table-cell office:value-type="string">
            <text:p>WP_A_1102</text:p>
          </table:table-cell>
          <table:table-cell office:value-type="string">
            <text:p>Dragonslayer Spear</text:p>
          </table:table-cell>
          <table:table-cell table:number-columns-repeated="1022"/>
        </table:table-row>
        <table:table-row table:style-name="ro1">
          <table:table-cell office:value-type="string">
            <text:p>WP_A_1103</text:p>
          </table:table-cell>
          <table:table-cell office:value-type="string">
            <text:p>Moonlight Butterfly Horn</text:p>
          </table:table-cell>
          <table:table-cell table:number-columns-repeated="1022"/>
        </table:table-row>
        <table:table-row table:style-name="ro1">
          <table:table-cell office:value-type="string">
            <text:p>WP_A_1200</text:p>
          </table:table-cell>
          <table:table-cell office:value-type="string">
            <text:p>Whip</text:p>
          </table:table-cell>
          <table:table-cell table:number-columns-repeated="1022"/>
        </table:table-row>
        <table:table-row table:style-name="ro1">
          <table:table-cell office:value-type="string">
            <text:p>WP_A_1201</text:p>
          </table:table-cell>
          <table:table-cell office:value-type="string">
            <text:p>Notched Whip</text:p>
          </table:table-cell>
          <table:table-cell table:number-columns-repeated="1022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office:value-type="string">
            <text:p>Short Bow</text:p>
          </table:table-cell>
          <table:table-cell table:number-columns-repeated="1022"/>
        </table:table-row>
        <table:table-row table:style-name="ro1">
          <table:table-cell office:value-type="string">
            <text:p>WP_A_1301</text:p>
          </table:table-cell>
          <table:table-cell office:value-type="string">
            <text:p>Long Bow</text:p>
          </table:table-cell>
          <table:table-cell table:number-columns-repeated="1022"/>
        </table:table-row>
        <table:table-row table:style-name="ro1">
          <table:table-cell office:value-type="string">
            <text:p>WP_A_1302</text:p>
          </table:table-cell>
          <table:table-cell office:value-type="string">
            <text:p>Composite Bow</text:p>
          </table:table-cell>
          <table:table-cell table:number-columns-repeated="1022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1401</text:p>
          </table:table-cell>
          <table:table-cell office:value-type="string">
            <text:p>Light Crossbow</text:p>
          </table:table-cell>
          <table:table-cell table:number-columns-repeated="1022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office:value-type="string">
            <text:p>Target Shield</text:p>
          </table:table-cell>
          <table:table-cell table:number-columns-repeated="1022"/>
        </table:table-row>
        <table:table-row table:style-name="ro1">
          <table:table-cell office:value-type="string">
            <text:p>WP_A_1502</text:p>
          </table:table-cell>
          <table:table-cell office:value-type="string">
            <text:p>Hollow Soldier Shield</text:p>
          </table:table-cell>
          <table:table-cell table:number-columns-repeated="1022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office:value-type="string">
            <text:p>Buckler</text:p>
          </table:table-cell>
          <table:table-cell table:number-columns-repeated="1022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office:value-type="string">
            <text:p>Crystal Ring Shield</text:p>
          </table:table-cell>
          <table:table-cell table:number-columns-repeated="1022"/>
        </table:table-row>
        <table:table-row table:style-name="ro1">
          <table:table-cell office:value-type="string">
            <text:p>WP_A_1532</text:p>
          </table:table-cell>
          <table:table-cell office:value-type="string">
            <text:p>Havel's Greatshield</text:p>
          </table:table-cell>
          <table:table-cell table:number-columns-repeated="1022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office:value-type="string">
            <text:p>Greatshield of Artorias</text:p>
          </table:table-cell>
          <table:table-cell table:number-columns-repeated="1022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office:value-type="string">
            <text:p>Bonewheel Shield</text:p>
          </table:table-cell>
          <table:table-cell table:number-columns-repeated="1022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office:value-type="string">
            <text:p>Effigy Shield</text:p>
          </table:table-cell>
          <table:table-cell table:number-columns-repeated="1022"/>
        </table:table-row>
        <table:table-row table:style-name="ro1">
          <table:table-cell office:value-type="string">
            <text:p>WP_A_1543</text:p>
          </table:table-cell>
          <table:table-cell office:value-type="string">
            <text:p>Sanctus</text:p>
          </table:table-cell>
          <table:table-cell table:number-columns-repeated="1022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office:value-type="string">
            <text:p>Black Iron Greatshield</text:p>
          </table:table-cell>
          <table:table-cell table:number-columns-repeated="1022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office:value-type="string">
            <text:p>Standard Bolt</text:p>
          </table:table-cell>
          <table:table-cell table:number-columns-repeated="1022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office:value-type="string">
            <text:p>Skull Lantern</text:p>
          </table:table-cell>
          <table:table-cell table:number-columns-repeated="1022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office:value-type="string">
            <text:p>Arrow</text:p>
          </table:table-cell>
          <table:table-cell table:number-columns-repeated="1022"/>
        </table:table-row>
        <table:table-row table:style-name="ro1">
          <table:table-cell office:value-type="string">
            <text:p>WP_A_2026</text:p>
          </table:table-cell>
          <table:table-cell office:value-type="string">
            <text:p>Bolt</text:p>
          </table:table-cell>
          <table:table-cell table:number-columns-repeated="1022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s" table:style-name="ta1" table:print="false">
        <table:table-column table:style-name="co22" table:default-cell-style-name="ce2"/>
        <table:table-column table:style-name="co23" table:default-cell-style-name="ce2"/>
        <table:table-column table:style-name="co3" table:number-columns-repeated="1022" table:default-cell-style-name="ce2"/>
        <table:table-row table:style-name="ro1">
          <table:table-cell office:value-type="string">
            <text:p>T0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Load profiles fr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itle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ormal Title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0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rror with framerate detected and online mode is not accessibl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09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Framerate is insufficient for Online Play.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Warp.A892:Warp.B9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8/11/2017</text:date>, <text:time>02:4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9M1S</meta:editing-duration>
    <meta:editing-cycles>41</meta:editing-cycles>
    <meta:generator>OpenOffice/4.1.2$Win32 OpenOffice.org_project/412m3$Build-9782</meta:generator>
    <dc:date>2017-08-11T02:45:44.57</dc:date>
    <meta:document-statistic meta:table-count="8" meta:cell-count="3854" meta:object-count="0"/>
    <meta:user-defined meta:name="Info 1"/>
    <meta:user-defined meta:name="Info 2"/>
    <meta:user-defined meta:name="Info 3"/>
    <meta:user-defined meta:name="Info 4"/>
  </office:meta>
</office:document-meta>
</file>